
<file path=META-INF/manifest.xml><?xml version="1.0" encoding="utf-8"?>
<manifest:manifest xmlns:manifest="urn:oasis:names:tc:opendocument:xmlns:manifest:1.0">
  <manifest:file-entry manifest:full-path="Object 3/" manifest:media-type="application/vnd.oasis.opendocument.formula"/>
  <manifest:file-entry manifest:full-path="Object 2/"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4/content.xml" manifest:media-type="text/xml"/>
  <manifest:file-entry manifest:full-path="Object 3/content.xml" manifest:media-type="text/xml"/>
  <manifest:file-entry manifest:full-path="Object 2/content.xml" manifest:media-type="text/xml"/>
  <manifest:file-entry manifest:full-path="Object 1/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Bookman Old Style" svg:font-family="Bookman Old Style" style:font-family-generic="roman" style:font-pitch="variable" svg:panose-1="2 5 6 4 5 5 5 2 2 4"/>
    <style:font-face style:name="Arial" svg:font-family="Arial" style:font-family-generic="swiss" style:font-pitch="variable" svg:panose-1="2 11 6 4 2 2 2 2 2 4"/>
    <style:font-face style:name="Helvetica" svg:font-family="Helvetica" style:font-family-generic="swiss" style:font-pitch="variable" svg:panose-1="2 11 6 4 2 2 2 2 2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0312in" text:min-label-width="0.25in" text:list-level-position-and-space-mode="label-alignment">
          <style:list-level-label-alignment text:label-followed-by="listtab" fo:margin-left="0.2812in" fo:text-indent="-0.25in"/>
        </style:list-level-properties>
      </text:list-level-style-number>
      <text:list-level-style-number text:level="2" style:num-suffix="." style:num-format="a" style:num-letter-sync="true">
        <style:list-level-properties text:space-before="0.5312in" text:min-label-width="0.25in" text:list-level-position-and-space-mode="label-alignment">
          <style:list-level-label-alignment text:label-followed-by="listtab" fo:margin-left="0.7812in" fo:text-indent="-0.25in"/>
        </style:list-level-properties>
      </text:list-level-style-number>
      <text:list-level-style-number text:level="3" style:num-suffix="." style:num-format="i">
        <style:list-level-properties fo:text-align="end" text:space-before="1.1562in" text:min-label-width="0.125in" text:list-level-position-and-space-mode="label-alignment">
          <style:list-level-label-alignment text:label-followed-by="listtab" fo:margin-left="1.2812in" fo:text-indent="-0.125in"/>
        </style:list-level-properties>
      </text:list-level-style-number>
      <text:list-level-style-number text:level="4" style:num-suffix="." style:num-format="1">
        <style:list-level-properties text:space-before="1.5312in" text:min-label-width="0.25in" text:list-level-position-and-space-mode="label-alignment">
          <style:list-level-label-alignment text:label-followed-by="listtab" fo:margin-left="1.7812in" fo:text-indent="-0.25in"/>
        </style:list-level-properties>
      </text:list-level-style-number>
      <text:list-level-style-number text:level="5" style:num-suffix="." style:num-format="a" style:num-letter-sync="true">
        <style:list-level-properties text:space-before="2.0312in" text:min-label-width="0.25in" text:list-level-position-and-space-mode="label-alignment">
          <style:list-level-label-alignment text:label-followed-by="listtab" fo:margin-left="2.2812in" fo:text-indent="-0.25in"/>
        </style:list-level-properties>
      </text:list-level-style-number>
      <text:list-level-style-number text:level="6" style:num-suffix="." style:num-format="i">
        <style:list-level-properties fo:text-align="end" text:space-before="2.6562in" text:min-label-width="0.125in" text:list-level-position-and-space-mode="label-alignment">
          <style:list-level-label-alignment text:label-followed-by="listtab" fo:margin-left="2.7812in" fo:text-indent="-0.125in"/>
        </style:list-level-properties>
      </text:list-level-style-number>
      <text:list-level-style-number text:level="7" style:num-suffix="." style:num-format="1">
        <style:list-level-properties text:space-before="3.0312in" text:min-label-width="0.25in" text:list-level-position-and-space-mode="label-alignment">
          <style:list-level-label-alignment text:label-followed-by="listtab" fo:margin-left="3.2812in" fo:text-indent="-0.25in"/>
        </style:list-level-properties>
      </text:list-level-style-number>
      <text:list-level-style-number text:level="8" style:num-suffix="." style:num-format="a" style:num-letter-sync="true">
        <style:list-level-properties text:space-before="3.5312in" text:min-label-width="0.25in" text:list-level-position-and-space-mode="label-alignment">
          <style:list-level-label-alignment text:label-followed-by="listtab" fo:margin-left="3.7812in" fo:text-indent="-0.25in"/>
        </style:list-level-properties>
      </text:list-level-style-number>
      <text:list-level-style-number text:level="9" style:num-suffix="." style:num-format="i">
        <style:list-level-properties fo:text-align="end" text:space-before="4.1562in" text:min-label-width="0.125in" text:list-level-position-and-space-mode="label-alignment">
          <style:list-level-label-alignment text:label-followed-by="listtab" fo:margin-left="4.2812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prefix="("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prefix="(" style:num-suffix=")" style:num-format="a" style:num-letter-sync="true">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prefix="("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F0" style:family="paragraph">
      <style:paragraph-properties fo:break-before="page"/>
      <style:text-properties style:font-name="Bookman Old Style" fo:font-size="10pt" style:font-size-asian="10pt" style:font-size-complex="10pt"/>
    </style:style>
    <style:style style:name="T20" style:parent-style-name="DefaultParagraphFont" style:family="text">
      <style:text-properties style:font-name="Bookman Old Style" style:font-name-complex="Times New Roman" fo:color="#2E74B5" fo:font-size="10pt" style:font-size-asian="10pt" style:font-size-complex="10pt"/>
    </style:style>
    <style:style style:name="P21" style:parent-style-name="Heading2" style:family="paragraph">
      <style:text-properties style:font-name="Bookman Old Style" style:font-name-complex="Times New Roman" fo:font-size="10pt" style:font-size-asian="10pt" style:font-size-complex="10pt"/>
    </style:style>
    <style:style style:name="P22" style:parent-style-name="Normal" style:family="paragraph">
      <style:text-properties style:font-name="Bookman Old Style" style:font-name-complex="Times New Roman" fo:font-size="10pt" style:font-size-asian="10pt" style:font-size-complex="10pt"/>
    </style:style>
    <style:style style:name="P23" style:parent-style-name="ListParagraph" style:family="paragraph">
      <style:text-properties style:font-name="Bookman Old Style" style:font-name-complex="Times New Roman" fo:font-size="10pt" style:font-size-asian="10pt" style:font-size-complex="10pt"/>
    </style:style>
    <style:style style:name="P24" style:parent-style-name="ListParagraph" style:family="paragraph">
      <style:text-properties style:font-name="Bookman Old Style" style:font-name-complex="Times New Roman" fo:font-size="10pt" style:font-size-asian="10pt" style:font-size-complex="10pt"/>
    </style:style>
    <style:style style:name="P25" style:parent-style-name="ListParagraph" style:family="paragraph">
      <style:text-properties style:font-name="Bookman Old Style" style:font-name-complex="Times New Roman" fo:font-size="10pt" style:font-size-asian="10pt" style:font-size-complex="10pt"/>
    </style:style>
    <style:style style:name="P26" style:parent-style-name="ListParagraph" style:family="paragraph">
      <style:text-properties style:font-name="Bookman Old Style" style:font-name-complex="Times New Roman" fo:font-size="10pt" style:font-size-asian="10pt" style:font-size-complex="10pt"/>
    </style:style>
    <style:style style:name="P27" style:parent-style-name="Normal" style:family="paragraph">
      <style:text-properties style:font-name="Bookman Old Style" style:font-name-complex="Times New Roman" fo:font-size="10pt" style:font-size-asian="10pt" style:font-size-complex="10pt"/>
    </style:style>
    <style:style style:name="P28" style:parent-style-name="Heading2" style:family="paragraph">
      <style:text-properties style:font-name="Bookman Old Style" style:font-name-complex="Times New Roman" fo:font-size="10pt" style:font-size-asian="10pt" style:font-size-complex="10pt"/>
    </style:style>
    <style:style style:name="P29" style:parent-style-name="Normal" style:family="paragraph">
      <style:paragraph-properties fo:margin-bottom="0.2881in" fo:margin-left="0.25in">
        <style:tab-stops/>
      </style:paragraph-properties>
      <style:text-properties style:font-name="Bookman Old Style" style:font-name-complex="Times New Roman" fo:font-size="10pt" style:font-size-asian="10pt" style:font-size-complex="10pt"/>
    </style:style>
    <style:style style:name="P30" style:parent-style-name="ListParagraph" style:family="paragraph">
      <style:paragraph-properties fo:margin-bottom="0.2881in"/>
      <style:text-properties style:font-name="Bookman Old Style" style:font-name-complex="Times New Roman" fo:font-size="10pt" style:font-size-asian="10pt" style:font-size-complex="10pt"/>
    </style:style>
    <style:style style:name="P31" style:parent-style-name="ListParagraph" style:family="paragraph">
      <style:paragraph-properties fo:margin-bottom="0.2881in"/>
    </style:style>
    <style:style style:name="T32" style:parent-style-name="Strong" style:family="text">
      <style:text-properties style:font-name="Bookman Old Style" style:font-name-complex="Times New Roman" fo:font-weight="normal" style:font-weight-asian="normal" fo:color="#333333" fo:font-size="10pt" style:font-size-asian="10pt" style:font-size-complex="10pt"/>
    </style:style>
    <style:style style:name="T33" style:parent-style-name="Strong" style:family="text">
      <style:text-properties style:font-name="Bookman Old Style" style:font-name-complex="Times New Roman" fo:color="#333333" fo:font-size="10pt" style:font-size-asian="10pt" style:font-size-complex="10pt"/>
    </style:style>
    <style:style style:name="P34" style:parent-style-name="ListParagraph" style:family="paragraph">
      <style:paragraph-properties fo:margin-bottom="0.2881in"/>
    </style:style>
    <style:style style:name="T35" style:parent-style-name="Strong" style:family="text">
      <style:text-properties style:font-name="Bookman Old Style" style:font-name-complex="Times New Roman" fo:font-weight="normal" style:font-weight-asian="normal" style:font-weight-complex="normal" fo:font-size="10pt" style:font-size-asian="10pt" style:font-size-complex="10pt"/>
    </style:style>
    <style:style style:name="P36" style:parent-style-name="Normal" style:family="paragraph">
      <style:paragraph-properties fo:margin-bottom="0.2881in"/>
    </style:style>
    <style:style style:name="T37" style:parent-style-name="DefaultParagraphFont" style:family="text">
      <style:text-properties style:font-name="Bookman Old Style" style:font-name-complex="Times New Roman" fo:color="#333333" fo:font-size="10pt" style:font-size-asian="10pt" style:font-size-complex="10pt" fo:background-color="#FFFFFF"/>
    </style:style>
    <style:style style:name="T38" style:parent-style-name="DefaultParagraphFont" style:family="text">
      <style:text-properties style:font-name="Bookman Old Style" fo:font-size="10pt" style:font-size-asian="10pt" style:font-size-complex="10pt"/>
    </style:style>
    <style:style style:name="P39" style:parent-style-name="Normal" style:family="paragraph">
      <style:paragraph-properties fo:margin-bottom="0.1791in" fo:margin-left="1.0555in">
        <style:tab-stops/>
      </style:paragraph-properties>
    </style:style>
    <style:style style:name="T40" style:parent-style-name="DefaultParagraphFont" style:family="text">
      <style:text-properties style:font-name="Bookman Old Style" fo:font-size="10pt" style:font-size-asian="10pt" style:font-size-complex="10pt"/>
    </style:style>
    <style:style style:name="P41" style:parent-style-name="Heading2" style:family="paragraph">
      <style:text-properties style:font-name="Bookman Old Style" fo:font-size="10pt" style:font-size-asian="10pt" style:font-size-complex="10pt"/>
    </style:style>
    <style:style style:name="P42" style:parent-style-name="Normal" style:family="paragraph">
      <style:text-properties style:font-name="Bookman Old Style" fo:font-size="10pt" style:font-size-asian="10pt" style:font-size-complex="10pt"/>
    </style:style>
    <style:style style:name="TableColumn44" style:family="table-column">
      <style:table-column-properties style:column-width="3.5868in"/>
    </style:style>
    <style:style style:name="TableColumn45" style:family="table-column">
      <style:table-column-properties style:column-width="3.5875in"/>
    </style:style>
    <style:style style:name="Table43" style:family="table">
      <style:table-properties style:width="7.1743in" fo:margin-left="0in" table:align="left"/>
    </style:style>
    <style:style style:name="TableRow46" style:family="table-row">
      <style:table-row-properties/>
    </style:style>
    <style:style style:name="TableCell47" style:family="table-cell">
      <style:table-cell-properties fo:border="0.0069in solid #000000" style:writing-mode="lr-tb" fo:padding-top="0in" fo:padding-left="0.075in" fo:padding-bottom="0in" fo:padding-right="0.075in"/>
    </style:style>
    <style:style style:name="P48" style:parent-style-name="Heading2" style:family="paragraph">
      <style:text-properties style:font-name="Bookman Old Style" fo:font-size="10pt" style:font-size-asian="10pt" style:font-size-complex="10pt"/>
    </style:style>
    <style:style style:name="TableCell49" style:family="table-cell">
      <style:table-cell-properties fo:border="0.0069in solid #000000" style:writing-mode="lr-tb" fo:padding-top="0in" fo:padding-left="0.075in" fo:padding-bottom="0in" fo:padding-right="0.075in"/>
    </style:style>
    <style:style style:name="P50" style:parent-style-name="Heading2" style:family="paragraph">
      <style:text-properties style:font-name="Bookman Old Style" fo:font-size="10pt" style:font-size-asian="10pt" style:font-size-complex="10pt"/>
    </style:style>
    <style:style style:name="TableRow51" style:family="table-row">
      <style:table-row-properties/>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margin-bottom="0in"/>
    </style:style>
    <style:style style:name="T54" style:parent-style-name="DefaultParagraphFont" style:family="text">
      <style:text-properties style:font-name="Bookman Old Style" style:font-name-complex="Arial" fo:color="#222222" fo:background-color="#FFFFFF"/>
    </style:style>
    <style:style style:name="T55" style:parent-style-name="apple-converted-space" style:family="text">
      <style:text-properties style:font-name="Bookman Old Style" style:font-name-complex="Arial" fo:color="#222222" fo:background-color="#FFFFFF"/>
    </style:style>
    <style:style style:name="T56" style:parent-style-name="DefaultParagraphFont" style:family="text">
      <style:text-properties style:font-name="Bookman Old Style" style:font-name-complex="Arial" style:font-weight-complex="bold" fo:color="#222222" fo:background-color="#FFFFFF"/>
    </style:style>
    <style:style style:name="T57" style:parent-style-name="apple-converted-space" style:family="text">
      <style:text-properties style:font-name="Bookman Old Style" style:font-name-complex="Arial" fo:color="#222222" fo:background-color="#FFFFFF"/>
    </style:style>
    <style:style style:name="T58" style:parent-style-name="DefaultParagraphFont" style:family="text">
      <style:text-properties style:font-name="Bookman Old Style" style:font-name-complex="Arial" fo:color="#222222" fo:background-color="#FFFFFF"/>
    </style:style>
    <style:style style:name="T59" style:parent-style-name="apple-converted-space" style:family="text">
      <style:text-properties style:font-name="Bookman Old Style" style:font-name-complex="Arial" fo:color="#222222" fo:background-color="#FFFFFF"/>
    </style:style>
    <style:style style:name="T60" style:parent-style-name="DefaultParagraphFont" style:family="text">
      <style:text-properties style:font-name="Bookman Old Style" style:font-name-complex="Arial" style:font-weight-complex="bold" fo:color="#222222" fo:background-color="#FFFFFF"/>
    </style:style>
    <style:style style:name="T61" style:parent-style-name="apple-converted-space" style:family="text">
      <style:text-properties style:font-name="Bookman Old Style" style:font-name-complex="Arial" fo:color="#222222" fo:background-color="#FFFFFF"/>
    </style:style>
    <style:style style:name="T62" style:parent-style-name="DefaultParagraphFont" style:family="text">
      <style:text-properties style:font-name="Bookman Old Style" style:font-name-complex="Arial" fo:color="#222222" fo:background-color="#FFFFFF"/>
    </style:style>
    <style:style style:name="P63" style:parent-style-name="Normal" style:family="paragraph">
      <style:paragraph-properties fo:margin-bottom="0in"/>
      <style:text-properties style:font-name="Bookman Old Style"/>
    </style:style>
    <style:style style:name="P64" style:parent-style-name="Normal" style:family="paragraph">
      <style:paragraph-properties fo:margin-bottom="0in"/>
      <style:text-properties style:font-name="Bookman Old Style"/>
    </style:style>
    <style:style style:name="P65" style:parent-style-name="Normal" style:family="paragraph">
      <style:paragraph-properties fo:margin-bottom="0in"/>
      <style:text-properties style:font-name="Bookman Old Style"/>
    </style:style>
    <style:style style:name="P66" style:parent-style-name="Normal" style:family="paragraph">
      <style:paragraph-properties fo:margin-bottom="0in"/>
    </style:style>
    <style:style style:name="T67" style:parent-style-name="DefaultParagraphFont" style:family="text">
      <style:text-properties style:font-name="Bookman Old Style"/>
    </style:style>
    <style:style style:name="T68" style:parent-style-name="DefaultParagraphFont" style:family="text">
      <style:text-properties style:font-name="Bookman Old Style" fo:background-color="#FFFFFF"/>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style:style>
    <style:style style:name="T71" style:parent-style-name="DefaultParagraphFont" style:family="text">
      <style:text-properties style:font-name="Bookman Old Style" style:font-name-complex="Arial" fo:color="#222222" fo:background-color="#FFFFFF"/>
    </style:style>
    <style:style style:name="T72" style:parent-style-name="apple-converted-space" style:family="text">
      <style:text-properties style:font-name="Bookman Old Style" style:font-name-complex="Arial" fo:color="#222222" fo:background-color="#FFFFFF"/>
    </style:style>
    <style:style style:name="T73" style:parent-style-name="DefaultParagraphFont" style:family="text">
      <style:text-properties style:font-name="Bookman Old Style" style:font-name-complex="Arial" style:font-weight-complex="bold" fo:color="#222222" fo:background-color="#FFFFFF"/>
    </style:style>
    <style:style style:name="T74" style:parent-style-name="apple-converted-space" style:family="text">
      <style:text-properties style:font-name="Bookman Old Style" style:font-name-complex="Arial" fo:color="#222222" fo:background-color="#FFFFFF"/>
    </style:style>
    <style:style style:name="T75" style:parent-style-name="DefaultParagraphFont" style:family="text">
      <style:text-properties style:font-name="Bookman Old Style" style:font-name-complex="Arial" fo:color="#222222" fo:background-color="#FFFFFF"/>
    </style:style>
    <style:style style:name="P76" style:parent-style-name="Normal" style:family="paragraph">
      <style:paragraph-properties fo:margin-bottom="0in"/>
      <style:text-properties style:font-name="Bookman Old Style" style:font-name-complex="Arial" fo:color="#222222" fo:background-color="#FFFFFF"/>
    </style:style>
    <style:style style:name="P77" style:parent-style-name="Normal" style:family="paragraph">
      <style:paragraph-properties fo:margin-bottom="0in"/>
    </style:style>
    <style:style style:name="T78" style:parent-style-name="DefaultParagraphFont" style:family="text">
      <style:text-properties style:font-name="Bookman Old Style" fo:background-color="#FFFFFF"/>
    </style:style>
    <style:style style:name="T79" style:parent-style-name="apple-converted-space" style:family="text">
      <style:text-properties style:font-name="Bookman Old Style" fo:background-color="#FFFFFF"/>
    </style:style>
    <style:style style:name="P80" style:parent-style-name="Normal" style:family="paragraph">
      <style:paragraph-properties fo:margin-bottom="0in"/>
    </style:style>
    <style:style style:name="P81" style:parent-style-name="Normal" style:family="paragraph">
      <style:paragraph-properties fo:margin-bottom="0in"/>
    </style:style>
    <style:style style:name="T82" style:parent-style-name="apple-converted-space" style:family="text">
      <style:text-properties style:font-name="Bookman Old Style"/>
    </style:style>
    <style:style style:name="T83" style:parent-style-name="DefaultParagraphFont" style:family="text">
      <style:text-properties style:font-name="Bookman Old Style" fo:background-color="#FFFFFF"/>
    </style:style>
    <style:style style:name="P84" style:parent-style-name="Normal" style:family="paragraph">
      <style:text-properties style:font-name="Bookman Old Style" fo:font-size="10pt" style:font-size-asian="10pt" style:font-size-complex="10pt"/>
    </style:style>
    <style:style style:name="T85" style:parent-style-name="DefaultParagraphFont" style:family="text">
      <style:text-properties style:font-name="Bookman Old Style" fo:font-size="10pt" style:font-size-asian="10pt" style:font-size-complex="10pt"/>
    </style:style>
    <style:style style:name="T86" style:parent-style-name="DefaultParagraphFont" style:family="text">
      <style:text-properties style:font-name="Bookman Old Style" fo:font-size="10pt" style:font-size-asian="10pt" style:font-size-complex="10pt"/>
    </style:style>
    <style:style style:name="P87" style:parent-style-name="Heading2" style:family="paragraph">
      <style:text-properties style:font-name="Bookman Old Style"/>
    </style:style>
    <style:style style:name="P88" style:parent-style-name="Heading2" style:family="paragraph">
      <style:text-properties style:font-name="Bookman Old Style"/>
    </style:style>
    <style:style style:name="T89" style:parent-style-name="DefaultParagraphFont" style:family="text">
      <style:text-properties style:font-name="Bookman Old Style" style:font-name-complex="Arial" fo:color="#222222" fo:background-color="#FFFFFF"/>
    </style:style>
    <style:style style:name="T90" style:parent-style-name="apple-converted-space" style:family="text">
      <style:text-properties style:font-name="Bookman Old Style" style:font-name-complex="Arial" fo:color="#222222" fo:background-color="#FFFFFF"/>
    </style:style>
    <style:style style:name="T91" style:parent-style-name="DefaultParagraphFont" style:family="text">
      <style:text-properties style:font-name="Bookman Old Style" style:font-name-complex="Arial" style:font-weight-complex="bold" fo:color="#222222" fo:background-color="#FFFFFF"/>
    </style:style>
    <style:style style:name="T92" style:parent-style-name="apple-converted-space" style:family="text">
      <style:text-properties style:font-name="Bookman Old Style" style:font-name-complex="Arial" fo:color="#222222" fo:background-color="#FFFFFF"/>
    </style:style>
    <style:style style:name="T93" style:parent-style-name="DefaultParagraphFont" style:family="text">
      <style:text-properties style:font-name="Bookman Old Style" style:font-name-complex="Arial" fo:color="#222222" fo:background-color="#FFFFFF"/>
    </style:style>
    <style:style style:name="T94" style:parent-style-name="apple-converted-space" style:family="text">
      <style:text-properties style:font-name="Bookman Old Style" style:font-name-complex="Arial" fo:color="#222222" fo:background-color="#FFFFFF"/>
    </style:style>
    <style:style style:name="T95" style:parent-style-name="DefaultParagraphFont" style:family="text">
      <style:text-properties style:font-name="Bookman Old Style" style:font-name-complex="Arial" style:font-weight-complex="bold" fo:color="#222222" fo:background-color="#FFFFFF"/>
    </style:style>
    <style:style style:name="T96" style:parent-style-name="apple-converted-space" style:family="text">
      <style:text-properties style:font-name="Bookman Old Style" style:font-name-complex="Arial" fo:color="#222222" fo:background-color="#FFFFFF"/>
    </style:style>
    <style:style style:name="T97" style:parent-style-name="DefaultParagraphFont" style:family="text">
      <style:text-properties style:font-name="Bookman Old Style" style:font-name-complex="Arial" fo:color="#222222" fo:background-color="#FFFFFF"/>
    </style:style>
    <style:style style:name="T98" style:parent-style-name="DefaultParagraphFont" style:family="text">
      <style:text-properties style:font-name="Bookman Old Style" fo:background-color="#FFFFFF"/>
    </style:style>
    <style:style style:name="T99" style:parent-style-name="DefaultParagraphFont" style:family="text">
      <style:text-properties style:font-name="Bookman Old Style" style:font-name-complex="Arial" fo:color="#222222" fo:background-color="#FFFFFF"/>
    </style:style>
    <style:style style:name="T100" style:parent-style-name="apple-converted-space" style:family="text">
      <style:text-properties style:font-name="Bookman Old Style" style:font-name-complex="Arial" fo:color="#222222" fo:background-color="#FFFFFF"/>
    </style:style>
    <style:style style:name="T101" style:parent-style-name="DefaultParagraphFont" style:family="text">
      <style:text-properties style:font-name="Bookman Old Style" style:font-name-complex="Arial" style:font-weight-complex="bold" fo:color="#222222" fo:background-color="#FFFFFF"/>
    </style:style>
    <style:style style:name="T102" style:parent-style-name="DefaultParagraphFont" style:family="text">
      <style:text-properties style:font-name="Bookman Old Style" style:font-name-complex="Arial" fo:color="#222222" fo:background-color="#FFFFFF"/>
    </style:style>
    <style:style style:name="P103" style:parent-style-name="Heading3" style:family="paragraph">
      <style:text-properties style:font-name="Bookman Old Style" fo:background-color="#FFFFFF"/>
    </style:style>
    <style:style style:name="P104" style:parent-style-name="NoSpacing" style:family="paragraph">
      <style:text-properties style:font-name="Bookman Old Style"/>
    </style:style>
    <style:style style:name="P105" style:parent-style-name="Normal" style:family="paragraph">
      <style:text-properties style:font-name="Bookman Old Style"/>
    </style:style>
    <style:style style:name="P106" style:parent-style-name="Heading2" style:family="paragraph">
      <style:text-properties style:font-name="Bookman Old Style"/>
    </style:style>
    <style:style style:name="TableColumn108" style:family="table-column">
      <style:table-column-properties style:column-width="3.5868in"/>
    </style:style>
    <style:style style:name="TableColumn109" style:family="table-column">
      <style:table-column-properties style:column-width="3.5875in"/>
    </style:style>
    <style:style style:name="Table107" style:family="table">
      <style:table-properties style:width="7.1743in" fo:margin-left="0in" table:align="left"/>
    </style:style>
    <style:style style:name="TableRow110" style:family="table-row">
      <style:table-row-properties/>
    </style:style>
    <style:style style:name="TableCell111" style:family="table-cell">
      <style:table-cell-properties fo:border="0.0069in solid #000000" style:writing-mode="lr-tb" fo:padding-top="0in" fo:padding-left="0.075in" fo:padding-bottom="0in" fo:padding-right="0.075in"/>
    </style:style>
    <style:style style:name="TableCell112" style:family="table-cell">
      <style:table-cell-properties fo:border="0.0069in solid #000000" style:writing-mode="lr-tb" fo:padding-top="0in" fo:padding-left="0.075in" fo:padding-bottom="0in" fo:padding-right="0.075in"/>
    </style:style>
    <style:style style:name="TableRow113" style:family="table-row">
      <style:table-row-properties/>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margin-bottom="0in"/>
    </style:style>
    <style:style style:name="P116" style:parent-style-name="Normal" style:family="paragraph">
      <style:paragraph-properties fo:margin-bottom="0in"/>
    </style:style>
    <style:style style:name="P117" style:parent-style-name="Normal" style:family="paragraph">
      <style:paragraph-properties fo:margin-bottom="0in"/>
    </style:style>
    <style:style style:name="P118" style:parent-style-name="Normal" style:family="paragraph">
      <style:paragraph-properties fo:margin-bottom="0in"/>
    </style:style>
    <style:style style:name="P119" style:parent-style-name="Normal" style:family="paragraph">
      <style:paragraph-properties fo:margin-bottom="0in"/>
    </style:style>
    <style:style style:name="P120" style:parent-style-name="Normal" style:family="paragraph">
      <style:paragraph-properties fo:margin-bottom="0in"/>
    </style:style>
    <style:style style:name="P121" style:parent-style-name="Normal" style:family="paragraph">
      <style:paragraph-properties fo:margin-bottom="0in"/>
    </style:style>
    <style:style style:name="P122" style:parent-style-name="Normal" style:family="paragraph">
      <style:paragraph-properties fo:margin-bottom="0in"/>
    </style:style>
    <style:style style:name="P123" style:parent-style-name="Normal" style:family="paragraph">
      <style:paragraph-properties fo:margin-bottom="0in"/>
    </style:style>
    <style:style style:name="P124" style:parent-style-name="Normal" style:family="paragraph">
      <style:paragraph-properties fo:margin-bottom="0in"/>
    </style:style>
    <style:style style:name="P125" style:parent-style-name="Normal" style:family="paragraph">
      <style:paragraph-properties fo:margin-bottom="0in"/>
    </style:style>
    <style:style style:name="P126" style:parent-style-name="Normal" style:family="paragraph">
      <style:paragraph-properties fo:margin-bottom="0in"/>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margin-bottom="0in"/>
    </style:style>
    <style:style style:name="P129" style:parent-style-name="Normal" style:family="paragraph">
      <style:paragraph-properties fo:margin-bottom="0.0993in" fo:margin-right="0.0027in"/>
      <style:text-properties style:font-name="Bookman Old Style" fo:color="#5B9BD5" fo:font-size="10pt" style:font-size-asian="10pt" style:font-size-complex="10pt"/>
    </style:style>
    <style:style style:name="P130" style:parent-style-name="Heading2" style:family="paragraph">
      <style:text-properties style:font-name="Bookman Old Style" fo:font-size="10pt" style:font-size-asian="10pt" style:font-size-complex="10pt"/>
    </style:style>
    <style:style style:name="P131" style:parent-style-name="ListParagraph" style:family="paragraph">
      <style:text-properties style:font-name="Bookman Old Style" style:font-name-complex="Helvetica" fo:font-style="italic" style:font-style-asian="italic" fo:color="#111111" fo:font-size="10pt" style:font-size-asian="10pt" style:font-size-complex="10pt" fo:background-color="#FFFFFF"/>
    </style:style>
    <style:style style:name="P132" style:parent-style-name="Heading3" style:family="paragraph">
      <style:text-properties style:font-name="Bookman Old Style" fo:font-size="10pt" style:font-size-asian="10pt" style:font-size-complex="10pt" fo:background-color="#FFFFFF"/>
    </style:style>
    <style:style style:name="P133" style:parent-style-name="ListParagraph" style:family="paragraph">
      <style:text-properties style:font-name="Bookman Old Style" fo:font-size="10pt" style:font-size-asian="10pt" style:font-size-complex="10pt"/>
    </style:style>
    <style:style style:name="P134" style:parent-style-name="ListParagraph" style:family="paragraph">
      <style:text-properties style:font-name="Bookman Old Style" fo:font-size="10pt" style:font-size-asian="10pt" style:font-size-complex="10pt"/>
    </style:style>
    <style:style style:name="P135" style:parent-style-name="ListParagraph" style:family="paragraph">
      <style:text-properties style:font-name="Bookman Old Style" fo:font-size="10pt" style:font-size-asian="10pt" style:font-size-complex="10pt"/>
    </style:style>
    <style:style style:name="P136" style:parent-style-name="ListParagraph" style:family="paragraph">
      <style:text-properties style:font-name="Bookman Old Style" fo:font-size="10pt" style:font-size-asian="10pt" style:font-size-complex="10pt"/>
    </style:style>
    <style:style style:name="P137" style:parent-style-name="Heading2" style:family="paragraph">
      <style:text-properties style:font-name="Bookman Old Style" fo:font-size="10pt" style:font-size-asian="10pt" style:font-size-complex="10pt"/>
    </style:style>
    <style:style style:name="P138" style:parent-style-name="Normal" style:family="paragraph">
      <style:text-properties style:font-name="Bookman Old Style" fo:font-size="10pt" style:font-size-asian="10pt" style:font-size-complex="10pt"/>
    </style:style>
    <style:style style:name="P139" style:parent-style-name="Normal" style:family="paragraph">
      <style:paragraph-properties fo:text-indent="0.5in"/>
      <style:text-properties style:font-name="Bookman Old Style" fo:font-size="10pt" style:font-size-asian="10pt" style:font-size-complex="10pt"/>
    </style:style>
    <style:style style:name="P140" style:parent-style-name="Normal" style:family="paragraph">
      <style:paragraph-properties fo:text-align="center"/>
      <style:text-properties style:font-name="Bookman Old Style" fo:font-size="10pt" style:font-size-asian="10pt" style:font-size-complex="10pt"/>
    </style:style>
    <style:style style:name="P141" style:parent-style-name="Normal" style:family="paragraph">
      <style:paragraph-properties fo:text-align="center"/>
      <style:text-properties style:font-name="Bookman Old Style" fo:font-size="10pt" style:font-size-asian="10pt" style:font-size-complex="10pt"/>
    </style:style>
    <style:style style:name="P142" style:parent-style-name="ListParagraph" style:family="paragraph">
      <style:text-properties style:font-name="Bookman Old Style" fo:font-weight="bold" style:font-weight-asian="bold" fo:font-size="10pt" style:font-size-asian="10pt" style:font-size-complex="10pt"/>
    </style:style>
    <style:style style:name="P143" style:parent-style-name="ListParagraph" style:family="paragraph">
      <style:text-properties style:font-name="Bookman Old Style" fo:font-size="10pt" style:font-size-asian="10pt" style:font-size-complex="10pt"/>
    </style:style>
    <style:style style:name="P144" style:parent-style-name="Normal" style:family="paragraph">
      <style:paragraph-properties fo:text-align="center"/>
    </style:style>
    <style:style style:name="T145" style:parent-style-name="DefaultParagraphFont" style:family="text">
      <style:text-properties style:font-name="Bookman Old Style" fo:font-size="10pt" style:font-size-asian="10pt" style:font-size-complex="10pt"/>
    </style:style>
    <style:style style:name="T146" style:parent-style-name="DefaultParagraphFont" style:family="text">
      <style:text-properties style:font-name="Bookman Old Style" fo:font-size="10pt" style:font-size-asian="10pt" style:font-size-complex="10pt"/>
    </style:style>
    <style:style style:name="T147" style:parent-style-name="DefaultParagraphFont" style:family="text">
      <style:text-properties style:font-name="Bookman Old Style" style:text-position="sub 65%" fo:font-size="10pt" style:font-size-asian="10pt" style:font-size-complex="10pt"/>
    </style:style>
    <style:style style:name="T148" style:parent-style-name="DefaultParagraphFont" style:family="text">
      <style:text-properties style:font-name="Bookman Old Style" fo:font-size="10pt" style:font-size-asian="10pt" style:font-size-complex="10pt"/>
    </style:style>
    <style:style style:name="T149" style:parent-style-name="DefaultParagraphFont" style:family="text">
      <style:text-properties style:font-name="Bookman Old Style" fo:font-size="10pt" style:font-size-asian="10pt" style:font-size-complex="10pt"/>
    </style:style>
    <style:style style:name="T150" style:parent-style-name="DefaultParagraphFont" style:family="text">
      <style:text-properties style:font-name="Bookman Old Style" fo:font-size="10pt" style:font-size-asian="10pt" style:font-size-complex="10pt"/>
    </style:style>
    <style:style style:name="T151" style:parent-style-name="DefaultParagraphFont" style:family="text">
      <style:text-properties style:font-name="Bookman Old Style" fo:font-size="10pt" style:font-size-asian="10pt" style:font-size-complex="10pt"/>
    </style:style>
    <style:style style:name="T152" style:parent-style-name="DefaultParagraphFont" style:family="text">
      <style:text-properties style:font-name="Bookman Old Style" style:text-position="sub 65%" fo:font-size="10pt" style:font-size-asian="10pt" style:font-size-complex="10pt"/>
    </style:style>
    <style:style style:name="T153" style:parent-style-name="DefaultParagraphFont" style:family="text">
      <style:text-properties style:font-name="Bookman Old Style" fo:font-size="10pt" style:font-size-asian="10pt" style:font-size-complex="10pt"/>
    </style:style>
    <style:style style:name="P154" style:parent-style-name="ListParagraph" style:family="paragraph"/>
    <style:style style:name="T155" style:parent-style-name="DefaultParagraphFont" style:family="text">
      <style:text-properties style:font-name="Bookman Old Style" fo:font-weight="bold" style:font-weight-asian="bold" fo:font-size="10pt" style:font-size-asian="10pt" style:font-size-complex="10pt"/>
    </style:style>
    <style:style style:name="T156" style:parent-style-name="DefaultParagraphFont" style:family="text">
      <style:text-properties style:font-name="Bookman Old Style" fo:font-weight="bold" style:font-weight-asian="bold" style:text-position="sub 65%" fo:font-size="10pt" style:font-size-asian="10pt" style:font-size-complex="10pt"/>
    </style:style>
    <style:style style:name="T157" style:parent-style-name="DefaultParagraphFont" style:family="text">
      <style:text-properties style:font-name="Bookman Old Style" fo:font-weight="bold" style:font-weight-asian="bold" fo:font-size="10pt" style:font-size-asian="10pt" style:font-size-complex="10pt"/>
    </style:style>
    <style:style style:name="P158" style:parent-style-name="Normal" style:family="paragraph">
      <style:paragraph-properties fo:margin-left="1.5in">
        <style:tab-stops/>
      </style:paragraph-properties>
    </style:style>
    <style:style style:name="T159" style:parent-style-name="DefaultParagraphFont" style:family="text">
      <style:text-properties style:font-name="Bookman Old Style" fo:font-size="10pt" style:font-size-asian="10pt" style:font-size-complex="10pt"/>
    </style:style>
    <style:style style:name="T160" style:parent-style-name="DefaultParagraphFont" style:family="text">
      <style:text-properties style:font-name="Bookman Old Style" style:font-name-complex="Calibri Light" fo:color="#222222" fo:font-size="10pt" style:font-size-asian="10pt" style:font-size-complex="10pt" fo:background-color="#F9F9F9"/>
    </style:style>
    <style:style style:name="T161" style:parent-style-name="DefaultParagraphFont" style:family="text">
      <style:text-properties style:font-name="Bookman Old Style" style:font-name-complex="Calibri Light" fo:color="#222222" fo:font-size="10pt" style:font-size-asian="10pt" style:font-size-complex="10pt" fo:background-color="#F9F9F9"/>
    </style:style>
    <style:style style:name="T162" style:parent-style-name="DefaultParagraphFont" style:family="text">
      <style:text-properties style:font-name="Wingdings" style:font-name-asian="Wingdings" style:font-name-complex="Wingdings" fo:color="#222222" fo:font-size="10pt" style:font-size-asian="10pt" style:font-size-complex="10pt" fo:background-color="#F9F9F9"/>
    </style:style>
    <style:style style:name="T163" style:parent-style-name="DefaultParagraphFont" style:family="text">
      <style:text-properties style:font-name="Bookman Old Style" style:font-name-complex="Calibri Light" fo:color="#222222" fo:font-size="10pt" style:font-size-asian="10pt" style:font-size-complex="10pt" fo:background-color="#F9F9F9"/>
    </style:style>
    <style:style style:name="T164" style:parent-style-name="DefaultParagraphFont" style:family="text">
      <style:text-properties style:font-name="Bookman Old Style" style:font-name-complex="Calibri Light" fo:color="#222222" fo:font-size="10pt" style:font-size-asian="10pt" style:font-size-complex="10pt" fo:background-color="#F9F9F9"/>
    </style:style>
    <style:style style:name="T165" style:parent-style-name="DefaultParagraphFont" style:family="text">
      <style:text-properties style:font-name="Wingdings" style:font-name-asian="Wingdings" style:font-name-complex="Wingdings" fo:color="#222222" fo:font-size="10pt" style:font-size-asian="10pt" style:font-size-complex="10pt" fo:background-color="#F9F9F9"/>
    </style:style>
    <style:style style:name="T166" style:parent-style-name="DefaultParagraphFont" style:family="text">
      <style:text-properties style:font-name="Bookman Old Style" style:font-name-complex="Calibri Light" fo:color="#222222" fo:font-size="10pt" style:font-size-asian="10pt" style:font-size-complex="10pt" fo:background-color="#F9F9F9"/>
    </style:style>
    <style:style style:name="P167" style:parent-style-name="ListParagraph" style:family="paragraph"/>
    <style:style style:name="T168" style:parent-style-name="DefaultParagraphFont" style:family="text">
      <style:text-properties style:font-name="Bookman Old Style" fo:font-size="10pt" style:font-size-asian="10pt" style:font-size-complex="10pt"/>
    </style:style>
    <style:style style:name="T169" style:parent-style-name="DefaultParagraphFont" style:family="text">
      <style:text-properties style:font-name="Bookman Old Style" fo:font-weight="bold" style:font-weight-asian="bold" fo:font-size="10pt" style:font-size-asian="10pt" style:font-size-complex="10pt"/>
    </style:style>
    <style:style style:name="P170" style:parent-style-name="Normal" style:family="paragraph">
      <style:paragraph-properties fo:margin-left="1in" fo:text-indent="0.5in">
        <style:tab-stops/>
      </style:paragraph-properties>
    </style:style>
    <style:style style:name="T171" style:parent-style-name="DefaultParagraphFont" style:family="text">
      <style:text-properties style:font-name="Bookman Old Style" style:font-name-complex="Calibri Light" fo:color="#222222" fo:font-size="10pt" style:font-size-asian="10pt" style:font-size-complex="10pt" fo:background-color="#F9F9F9"/>
    </style:style>
    <style:style style:name="T172" style:parent-style-name="DefaultParagraphFont" style:family="text">
      <style:text-properties style:font-name="Wingdings" style:font-name-asian="Wingdings" style:font-name-complex="Wingdings" fo:color="#222222" fo:font-size="10pt" style:font-size-asian="10pt" style:font-size-complex="10pt" fo:background-color="#F9F9F9"/>
    </style:style>
    <style:style style:name="T173" style:parent-style-name="DefaultParagraphFont" style:family="text">
      <style:text-properties style:font-name="Bookman Old Style" style:font-name-complex="Calibri Light" fo:color="#222222" fo:font-size="10pt" style:font-size-asian="10pt" style:font-size-complex="10pt" fo:background-color="#F9F9F9"/>
    </style:style>
    <style:style style:name="P174" style:parent-style-name="ListParagraph" style:family="paragraph">
      <style:text-properties style:font-name="Bookman Old Style" fo:font-weight="bold" style:font-weight-asian="bold" fo:font-size="10pt" style:font-size-asian="10pt" style:font-size-complex="10pt"/>
    </style:style>
    <style:style style:name="P175" style:parent-style-name="ListParagraph" style:family="paragraph">
      <style:text-properties style:font-name="Bookman Old Style" fo:font-size="10pt" style:font-size-asian="10pt" style:font-size-complex="10pt"/>
    </style:style>
    <style:style style:name="P176" style:parent-style-name="ListParagraph" style:family="paragraph">
      <style:text-properties style:font-name="Bookman Old Style" fo:font-size="10pt" style:font-size-asian="10pt" style:font-size-complex="10pt"/>
    </style:style>
    <style:style style:name="P177" style:parent-style-name="ListParagraph" style:family="paragraph">
      <style:text-properties style:font-name="Bookman Old Style" fo:font-size="10pt" style:font-size-asian="10pt" style:font-size-complex="10pt"/>
    </style:style>
    <style:style style:name="T178" style:parent-style-name="DefaultParagraphFont" style:family="text">
      <style:text-properties style:font-name="Bookman Old Style" fo:font-size="10pt" style:font-size-asian="10pt" style:font-size-complex="10pt"/>
    </style:style>
    <style:style style:name="T179" style:parent-style-name="DefaultParagraphFont" style:family="text">
      <style:text-properties style:font-name="Bookman Old Style" fo:font-weight="bold" style:font-weight-asian="bold" fo:font-size="10pt" style:font-size-asian="10pt" style:font-size-complex="10pt"/>
    </style:style>
    <style:style style:name="P180" style:parent-style-name="Normal" style:family="paragraph">
      <style:paragraph-properties fo:margin-bottom="0.1791in" fo:margin-left="1.0555in">
        <style:tab-stops/>
      </style:paragraph-properties>
    </style:style>
    <style:style style:name="T181" style:parent-style-name="DefaultParagraphFont" style:family="text">
      <style:text-properties style:font-name="Bookman Old Style" fo:font-size="10pt" style:font-size-asian="10pt" style:font-size-complex="10pt"/>
    </style:style>
    <style:style style:name="P182" style:parent-style-name="Heading2" style:family="paragraph">
      <style:text-properties style:font-name="Bookman Old Style" fo:font-size="10pt" style:font-size-asian="10pt" style:font-size-complex="10pt"/>
    </style:style>
    <style:style style:name="P183" style:parent-style-name="Heading2" style:family="paragraph">
      <style:text-properties style:font-name="Bookman Old Style" fo:font-size="10pt" style:font-size-asian="10pt" style:font-size-complex="10pt"/>
    </style:style>
    <style:style style:name="P184" style:parent-style-name="Normal" style:family="paragraph">
      <style:text-properties style:font-name="Bookman Old Style" style:font-name-complex="Calibri Light" fo:color="#222222" fo:font-size="10pt" style:font-size-asian="10pt" style:font-size-complex="10pt" fo:background-color="#F9F9F9"/>
    </style:style>
    <style:style style:name="P185" style:parent-style-name="Heading2" style:master-page-name="MP1" style:family="paragraph">
      <style:paragraph-properties fo:break-before="page"/>
      <style:text-properties style:font-name="Bookman Old Style" fo:font-size="10pt" style:font-size-asian="10pt" style:font-size-complex="10pt"/>
    </style:style>
    <style:style style:name="P195" style:parent-style-name="Heading2" style:family="paragraph">
      <style:paragraph-properties fo:margin-left="0.6437in">
        <style:tab-stops/>
      </style:paragraph-properties>
    </style:style>
    <style:style style:name="T196" style:parent-style-name="DefaultParagraphFont" style:family="text">
      <style:text-properties style:font-name="Bookman Old Style" style:font-name-complex="Times New Roman" fo:font-size="10pt" style:font-size-asian="10pt" style:font-size-complex="10pt"/>
    </style:style>
    <style:style style:name="T197" style:parent-style-name="DefaultParagraphFont" style:family="text">
      <style:text-properties style:font-name="Bookman Old Style" style:font-name-complex="Times New Roman" fo:font-size="10pt" style:font-size-asian="10pt" style:font-size-complex="10pt"/>
    </style:style>
    <style:style style:name="T198" style:parent-style-name="DefaultParagraphFont" style:family="text">
      <style:text-properties style:font-name="Bookman Old Style" style:font-name-complex="Times New Roman" fo:font-style="italic" style:font-style-asian="italic" fo:color="#5B9BD5" fo:font-size="10pt" style:font-size-asian="10pt" style:font-size-complex="10pt"/>
    </style:style>
    <style:style style:name="P199" style:parent-style-name="Normal" style:family="paragraph">
      <style:text-properties style:font-name="Bookman Old Style" fo:font-size="10pt" style:font-size-asian="10pt" style:font-size-complex="10pt"/>
    </style:style>
    <style:style style:name="T200" style:parent-style-name="DefaultParagraphFont" style:family="text">
      <style:text-properties style:font-name="Bookman Old Style" style:font-name-complex="Times New Roman" fo:font-size="10pt" style:font-size-asian="10pt" style:font-size-complex="10pt" fo:background-color="#FFFFFF"/>
    </style:style>
    <style:style style:name="T201" style:parent-style-name="apple-converted-space" style:family="text">
      <style:text-properties style:font-name="Bookman Old Style" style:font-name-complex="Times New Roman" fo:color="#000000" fo:font-size="10pt" style:font-size-asian="10pt" style:font-size-complex="10pt" fo:background-color="#FFFFFF"/>
    </style:style>
    <style:style style:name="T202" style:parent-style-name="Hyperlink" style:family="text">
      <style:text-properties style:font-name="Bookman Old Style" style:font-name-complex="Times New Roman" fo:color="#000000" fo:font-size="10pt" style:font-size-asian="10pt" style:font-size-complex="10pt" fo:background-color="#FFFFFF"/>
    </style:style>
    <style:style style:name="T203" style:parent-style-name="apple-converted-space" style:family="text">
      <style:text-properties style:font-name="Bookman Old Style" style:font-name-complex="Times New Roman" fo:color="#000000" fo:font-size="10pt" style:font-size-asian="10pt" style:font-size-complex="10pt" fo:background-color="#FFFFFF"/>
    </style:style>
    <style:style style:name="T204" style:parent-style-name="DefaultParagraphFont" style:family="text">
      <style:text-properties style:font-name="Bookman Old Style" style:font-name-complex="Times New Roman" fo:font-size="10pt" style:font-size-asian="10pt" style:font-size-complex="10pt" fo:background-color="#FFFFFF"/>
    </style:style>
    <style:style style:name="T205" style:parent-style-name="apple-converted-space" style:family="text">
      <style:text-properties style:font-name="Bookman Old Style" style:font-name-complex="Times New Roman" fo:color="#000000" fo:font-size="10pt" style:font-size-asian="10pt" style:font-size-complex="10pt" fo:background-color="#FFFFFF"/>
    </style:style>
    <style:style style:name="T206" style:parent-style-name="Hyperlink" style:family="text">
      <style:text-properties style:font-name="Bookman Old Style" style:font-name-complex="Times New Roman" fo:color="#000000" fo:font-size="10pt" style:font-size-asian="10pt" style:font-size-complex="10pt" fo:background-color="#FFFFFF"/>
    </style:style>
    <style:style style:name="T207" style:parent-style-name="apple-converted-space" style:family="text">
      <style:text-properties style:font-name="Bookman Old Style" style:font-name-complex="Times New Roman" fo:color="#000000" fo:font-size="10pt" style:font-size-asian="10pt" style:font-size-complex="10pt" fo:background-color="#FFFFFF"/>
    </style:style>
    <style:style style:name="T208" style:parent-style-name="DefaultParagraphFont" style:family="text">
      <style:text-properties style:font-name="Bookman Old Style" style:font-name-complex="Times New Roman" fo:font-size="10pt" style:font-size-asian="10pt" style:font-size-complex="10pt" fo:background-color="#FFFFFF"/>
    </style:style>
    <style:style style:name="T209" style:parent-style-name="apple-converted-space" style:family="text">
      <style:text-properties style:font-name="Bookman Old Style" style:font-name-complex="Times New Roman" fo:color="#000000" fo:font-size="10pt" style:font-size-asian="10pt" style:font-size-complex="10pt" fo:background-color="#FFFFFF"/>
    </style:style>
    <style:style style:name="T210" style:parent-style-name="Hyperlink" style:family="text">
      <style:text-properties style:font-name="Bookman Old Style" style:font-name-complex="Times New Roman" fo:color="#000000" fo:font-size="10pt" style:font-size-asian="10pt" style:font-size-complex="10pt" fo:background-color="#FFFFFF"/>
    </style:style>
    <style:style style:name="T211" style:parent-style-name="apple-converted-space" style:family="text">
      <style:text-properties style:font-name="Bookman Old Style" style:font-name-complex="Times New Roman" fo:color="#000000" fo:font-size="10pt" style:font-size-asian="10pt" style:font-size-complex="10pt" fo:background-color="#FFFFFF"/>
    </style:style>
    <style:style style:name="T212" style:parent-style-name="DefaultParagraphFont" style:family="text">
      <style:text-properties style:font-name="Bookman Old Style" style:font-name-complex="Times New Roman" fo:font-size="10pt" style:font-size-asian="10pt" style:font-size-complex="10pt" fo:background-color="#FFFFFF"/>
    </style:style>
    <style:style style:name="T213" style:parent-style-name="TableGrid" style:family="text">
      <style:text-properties style:font-name="Bookman Old Style" style:font-name-complex="Times New Roman" fo:color="#111111" fo:font-size="10pt" style:font-size-asian="10pt" style:font-size-complex="10pt" fo:background-color="#FFFFFF"/>
    </style:style>
    <style:style style:name="T214" style:parent-style-name="DefaultParagraphFont" style:family="text">
      <style:text-properties style:font-name="Bookman Old Style" style:font-name-complex="Times New Roman" fo:color="#111111" fo:font-size="10pt" style:font-size-asian="10pt" style:font-size-complex="10pt" fo:background-color="#FFFFFF"/>
    </style:style>
    <style:style style:name="T215" style:parent-style-name="DefaultParagraphFont" style:family="text">
      <style:text-properties style:font-name="Bookman Old Style" style:font-name-complex="Times New Roman" fo:font-size="10pt" style:font-size-asian="10pt" style:font-size-complex="10pt" fo:background-color="#FFFFFF"/>
    </style:style>
    <style:style style:name="P216" style:parent-style-name="NormalWeb" style:family="paragraph">
      <style:paragraph-properties fo:margin-top="0in" fo:margin-bottom="0.1041in" style:line-height-at-least="0.2in" fo:background-color="#FFFFFF"/>
      <style:text-properties style:font-name="Bookman Old Style" style:font-name-complex="Arial" fo:color="#000000" fo:font-size="10pt" style:font-size-asian="10pt" style:font-size-complex="10pt"/>
    </style:style>
    <style:style style:name="P217" style:parent-style-name="NormalWeb" style:family="paragraph">
      <style:paragraph-properties fo:margin-top="0in" fo:margin-bottom="0.1041in" style:line-height-at-least="0.2in" fo:background-color="#FFFFFF"/>
      <style:text-properties style:font-name="Bookman Old Style" style:font-name-complex="Arial" fo:color="#000000" fo:font-size="10pt" style:font-size-asian="10pt" style:font-size-complex="10pt"/>
    </style:style>
    <style:style style:name="P218" style:parent-style-name="Normal" style:family="paragraph">
      <style:text-properties style:font-name="Bookman Old Style" style:font-name-complex="Arial" fo:font-size="10pt" style:font-size-asian="10pt" style:font-size-complex="10pt" fo:background-color="#FFFFFF"/>
    </style:style>
    <style:style style:name="P219" style:parent-style-name="Normal" style:family="paragraph">
      <style:text-properties style:font-name="Bookman Old Style" style:font-name-complex="Arial" fo:font-size="10pt" style:font-size-asian="10pt" style:font-size-complex="10pt" fo:background-color="#FFFFFF"/>
    </style:style>
    <style:style style:name="P220" style:parent-style-name="Heading2" style:family="paragraph">
      <style:text-properties style:font-name="Bookman Old Style" fo:font-size="10pt" style:font-size-asian="10pt" style:font-size-complex="10pt"/>
    </style:style>
    <style:style style:name="P221" style:parent-style-name="Normal" style:family="paragraph">
      <style:text-properties style:font-name="Bookman Old Style" fo:font-size="10pt" style:font-size-asian="10pt" style:font-size-complex="10pt"/>
    </style:style>
    <style:style style:name="P222" style:parent-style-name="Normal" style:family="paragraph">
      <style:paragraph-properties fo:text-align="center"/>
      <style:text-properties style:font-name="Bookman Old Style" fo:font-size="10pt" style:font-size-asian="10pt" style:font-size-complex="10pt"/>
    </style:style>
    <style:style style:name="P223" style:parent-style-name="Normal" style:family="paragraph">
      <style:paragraph-properties fo:text-align="center"/>
      <style:text-properties style:font-name="Bookman Old Style" fo:font-weight="bold" style:font-weight-asian="bold" fo:font-size="10pt" style:font-size-asian="10pt" style:font-size-complex="10pt"/>
    </style:style>
    <style:style style:name="P224" style:parent-style-name="ListParagraph" style:family="paragraph">
      <style:text-properties style:font-name="Bookman Old Style" fo:font-weight="bold" style:font-weight-asian="bold" fo:font-size="10pt" style:font-size-asian="10pt" style:font-size-complex="10pt"/>
    </style:style>
    <style:style style:name="P225" style:parent-style-name="ListParagraph" style:family="paragraph">
      <style:text-properties style:font-name="Bookman Old Style" fo:font-size="10pt" style:font-size-asian="10pt" style:font-size-complex="10pt"/>
    </style:style>
    <style:style style:name="P226" style:parent-style-name="Normal" style:family="paragraph">
      <style:paragraph-properties fo:text-align="center"/>
    </style:style>
    <style:style style:name="T227" style:parent-style-name="DefaultParagraphFont" style:family="text">
      <style:text-properties style:font-name="Bookman Old Style" fo:font-size="10pt" style:font-size-asian="10pt" style:font-size-complex="10pt"/>
    </style:style>
    <style:style style:name="T228" style:parent-style-name="DefaultParagraphFont" style:family="text">
      <style:text-properties style:font-name="Bookman Old Style" style:text-position="sub 65%" fo:font-size="10pt" style:font-size-asian="10pt" style:font-size-complex="10pt"/>
    </style:style>
    <style:style style:name="T229" style:parent-style-name="DefaultParagraphFont" style:family="text">
      <style:text-properties style:font-name="Bookman Old Style" fo:font-size="10pt" style:font-size-asian="10pt" style:font-size-complex="10pt"/>
    </style:style>
    <style:style style:name="T230" style:parent-style-name="DefaultParagraphFont" style:family="text">
      <style:text-properties style:font-name="Bookman Old Style" fo:font-size="10pt" style:font-size-asian="10pt" style:font-size-complex="10pt"/>
    </style:style>
    <style:style style:name="T231" style:parent-style-name="DefaultParagraphFont" style:family="text">
      <style:text-properties style:font-name="Bookman Old Style" fo:font-size="10pt" style:font-size-asian="10pt" style:font-size-complex="10pt"/>
    </style:style>
    <style:style style:name="T232" style:parent-style-name="DefaultParagraphFont" style:family="text">
      <style:text-properties style:font-name="Bookman Old Style" fo:font-size="10pt" style:font-size-asian="10pt" style:font-size-complex="10pt"/>
    </style:style>
    <style:style style:name="T233" style:parent-style-name="DefaultParagraphFont" style:family="text">
      <style:text-properties style:font-name="Bookman Old Style" style:text-position="sub 65%" fo:font-size="10pt" style:font-size-asian="10pt" style:font-size-complex="10pt"/>
    </style:style>
    <style:style style:name="T234" style:parent-style-name="DefaultParagraphFont" style:family="text">
      <style:text-properties style:font-name="Bookman Old Style" fo:font-size="10pt" style:font-size-asian="10pt" style:font-size-complex="10pt"/>
    </style:style>
    <style:style style:name="P235" style:parent-style-name="ListParagraph" style:family="paragraph"/>
    <style:style style:name="T236" style:parent-style-name="DefaultParagraphFont" style:family="text">
      <style:text-properties style:font-name="Bookman Old Style" fo:font-weight="bold" style:font-weight-asian="bold" fo:font-size="10pt" style:font-size-asian="10pt" style:font-size-complex="10pt"/>
    </style:style>
    <style:style style:name="T237" style:parent-style-name="DefaultParagraphFont" style:family="text">
      <style:text-properties style:font-name="Bookman Old Style" fo:font-weight="bold" style:font-weight-asian="bold" style:text-position="sub 65%" fo:font-size="10pt" style:font-size-asian="10pt" style:font-size-complex="10pt"/>
    </style:style>
    <style:style style:name="T238" style:parent-style-name="DefaultParagraphFont" style:family="text">
      <style:text-properties style:font-name="Bookman Old Style" fo:font-weight="bold" style:font-weight-asian="bold" fo:font-size="10pt" style:font-size-asian="10pt" style:font-size-complex="10pt"/>
    </style:style>
    <style:style style:name="P239" style:parent-style-name="Normal" style:family="paragraph">
      <style:paragraph-properties fo:margin-left="1.5in">
        <style:tab-stops/>
      </style:paragraph-properties>
    </style:style>
    <style:style style:name="T240" style:parent-style-name="DefaultParagraphFont" style:family="text">
      <style:text-properties style:font-name="Bookman Old Style" fo:font-size="10pt" style:font-size-asian="10pt" style:font-size-complex="10pt"/>
    </style:style>
    <style:style style:name="T241" style:parent-style-name="DefaultParagraphFont" style:family="text">
      <style:text-properties style:font-name="Bookman Old Style" style:font-name-complex="Calibri Light" fo:color="#222222" fo:font-size="10pt" style:font-size-asian="10pt" style:font-size-complex="10pt" fo:background-color="#F9F9F9"/>
    </style:style>
    <style:style style:name="T242" style:parent-style-name="DefaultParagraphFont" style:family="text">
      <style:text-properties style:font-name="Bookman Old Style" style:font-name-complex="Calibri Light" fo:color="#222222" fo:font-size="10pt" style:font-size-asian="10pt" style:font-size-complex="10pt" fo:background-color="#F9F9F9"/>
    </style:style>
    <style:style style:name="T243" style:parent-style-name="DefaultParagraphFont" style:family="text">
      <style:text-properties style:font-name="Wingdings" style:font-name-asian="Wingdings" style:font-name-complex="Wingdings" fo:color="#222222" fo:font-size="10pt" style:font-size-asian="10pt" style:font-size-complex="10pt" fo:background-color="#F9F9F9"/>
    </style:style>
    <style:style style:name="T244" style:parent-style-name="DefaultParagraphFont" style:family="text">
      <style:text-properties style:font-name="Bookman Old Style" style:font-name-complex="Calibri Light" fo:color="#222222" fo:font-size="10pt" style:font-size-asian="10pt" style:font-size-complex="10pt" fo:background-color="#F9F9F9"/>
    </style:style>
    <style:style style:name="T245" style:parent-style-name="DefaultParagraphFont" style:family="text">
      <style:text-properties style:font-name="Bookman Old Style" style:font-name-complex="Calibri Light" fo:color="#222222" fo:font-size="10pt" style:font-size-asian="10pt" style:font-size-complex="10pt" fo:background-color="#F9F9F9"/>
    </style:style>
    <style:style style:name="T246" style:parent-style-name="DefaultParagraphFont" style:family="text">
      <style:text-properties style:font-name="Wingdings" style:font-name-asian="Wingdings" style:font-name-complex="Wingdings" fo:color="#222222" fo:font-size="10pt" style:font-size-asian="10pt" style:font-size-complex="10pt" fo:background-color="#F9F9F9"/>
    </style:style>
    <style:style style:name="T247" style:parent-style-name="DefaultParagraphFont" style:family="text">
      <style:text-properties style:font-name="Bookman Old Style" style:font-name-complex="Calibri Light" fo:color="#222222" fo:font-size="10pt" style:font-size-asian="10pt" style:font-size-complex="10pt" fo:background-color="#F9F9F9"/>
    </style:style>
    <style:style style:name="P248" style:parent-style-name="ListParagraph" style:family="paragraph"/>
    <style:style style:name="T249" style:parent-style-name="DefaultParagraphFont" style:family="text">
      <style:text-properties style:font-name="Bookman Old Style" fo:font-size="10pt" style:font-size-asian="10pt" style:font-size-complex="10pt"/>
    </style:style>
    <style:style style:name="T250" style:parent-style-name="DefaultParagraphFont" style:family="text">
      <style:text-properties style:font-name="Bookman Old Style" fo:font-weight="bold" style:font-weight-asian="bold" fo:font-size="10pt" style:font-size-asian="10pt" style:font-size-complex="10pt"/>
    </style:style>
    <style:style style:name="P251" style:parent-style-name="Normal" style:family="paragraph">
      <style:paragraph-properties fo:margin-left="1.25in" fo:text-indent="0.25in">
        <style:tab-stops/>
      </style:paragraph-properties>
    </style:style>
    <style:style style:name="T252" style:parent-style-name="DefaultParagraphFont" style:family="text">
      <style:text-properties style:font-name="Bookman Old Style" style:font-name-complex="Calibri Light" fo:color="#222222" fo:font-size="10pt" style:font-size-asian="10pt" style:font-size-complex="10pt" fo:background-color="#F9F9F9"/>
    </style:style>
    <style:style style:name="T253" style:parent-style-name="DefaultParagraphFont" style:family="text">
      <style:text-properties style:font-name="Wingdings" style:font-name-asian="Wingdings" style:font-name-complex="Wingdings" fo:color="#222222" fo:font-size="10pt" style:font-size-asian="10pt" style:font-size-complex="10pt" fo:background-color="#F9F9F9"/>
    </style:style>
    <style:style style:name="T254" style:parent-style-name="DefaultParagraphFont" style:family="text">
      <style:text-properties style:font-name="Bookman Old Style" style:font-name-complex="Calibri Light" fo:color="#222222" fo:font-size="10pt" style:font-size-asian="10pt" style:font-size-complex="10pt" fo:background-color="#F9F9F9"/>
    </style:style>
    <style:style style:name="P255" style:parent-style-name="ListParagraph" style:family="paragraph">
      <style:text-properties style:font-name="Bookman Old Style" fo:font-weight="bold" style:font-weight-asian="bold" fo:font-size="10pt" style:font-size-asian="10pt" style:font-size-complex="10pt"/>
    </style:style>
    <style:style style:name="P256" style:parent-style-name="ListParagraph" style:family="paragraph">
      <style:text-properties style:font-name="Bookman Old Style" fo:font-size="10pt" style:font-size-asian="10pt" style:font-size-complex="10pt"/>
    </style:style>
    <style:style style:name="P257" style:parent-style-name="ListParagraph" style:family="paragraph">
      <style:text-properties style:font-name="Bookman Old Style" fo:font-size="10pt" style:font-size-asian="10pt" style:font-size-complex="10pt"/>
    </style:style>
    <style:style style:name="P258" style:parent-style-name="ListParagraph" style:family="paragraph">
      <style:text-properties style:font-name="Bookman Old Style" fo:font-size="10pt" style:font-size-asian="10pt" style:font-size-complex="10pt"/>
    </style:style>
    <style:style style:name="T259" style:parent-style-name="DefaultParagraphFont" style:family="text">
      <style:text-properties style:font-name="Bookman Old Style" fo:font-size="10pt" style:font-size-asian="10pt" style:font-size-complex="10pt"/>
    </style:style>
    <style:style style:name="T260" style:parent-style-name="DefaultParagraphFont" style:family="text">
      <style:text-properties style:font-name="Bookman Old Style" fo:font-weight="bold" style:font-weight-asian="bold" fo:font-size="10pt" style:font-size-asian="10pt" style:font-size-complex="10pt"/>
    </style:style>
    <style:style style:name="P261" style:parent-style-name="Normal" style:family="paragraph">
      <style:paragraph-properties fo:margin-left="0.25in">
        <style:tab-stops/>
      </style:paragraph-properties>
      <style:text-properties style:font-name="Bookman Old Style" style:font-name-complex="Calibri Light" fo:color="#222222" fo:font-size="10pt" style:font-size-asian="10pt" style:font-size-complex="10pt" fo:background-color="#F9F9F9"/>
    </style:style>
    <style:style style:name="P262" style:parent-style-name="Normal" style:family="paragraph">
      <style:paragraph-properties fo:margin-left="0.25in">
        <style:tab-stops/>
      </style:paragraph-properties>
    </style:style>
    <style:style style:name="T263" style:parent-style-name="DefaultParagraphFont" style:family="text">
      <style:text-properties style:font-name="Bookman Old Style" style:font-name-complex="Calibri Light" fo:color="#222222" fo:font-size="10pt" style:font-size-asian="10pt" style:font-size-complex="10pt" fo:background-color="#F9F9F9"/>
    </style:style>
    <style:style style:name="T264" style:parent-style-name="DefaultParagraphFont" style:family="text">
      <style:text-properties style:font-name="Bookman Old Style" fo:font-size="10pt" style:font-size-asian="10pt" style:font-size-complex="10pt"/>
    </style:style>
    <style:style style:name="P265" style:parent-style-name="Normal" style:family="paragraph">
      <style:paragraph-properties fo:margin-left="0.25in">
        <style:tab-stops/>
      </style:paragraph-properties>
      <style:text-properties style:font-name="Bookman Old Style" style:font-name-complex="Calibri Light" fo:color="#222222" fo:font-size="10pt" style:font-size-asian="10pt" style:font-size-complex="10pt" fo:background-color="#F9F9F9"/>
    </style:style>
    <style:style style:name="P266" style:parent-style-name="Normal" style:family="paragraph">
      <style:text-properties style:font-name="Bookman Old Style" style:font-name-complex="Calibri Light" fo:color="#222222" fo:font-size="10pt" style:font-size-asian="10pt" style:font-size-complex="10pt" fo:background-color="#F9F9F9"/>
    </style:style>
    <style:style style:name="P267" style:parent-style-name="Normal" style:family="paragraph">
      <style:text-properties style:font-name="Bookman Old Style" fo:font-size="10pt" style:font-size-asian="10pt" style:font-size-complex="10pt"/>
    </style:style>
    <style:style style:name="P268" style:parent-style-name="Normal" style:family="paragraph">
      <style:text-properties style:font-name="Bookman Old Style" fo:font-size="10pt" style:font-size-asian="10pt" style:font-size-complex="10pt"/>
    </style:style>
    <style:style style:name="P269" style:parent-style-name="Normal" style:family="paragraph">
      <style:text-properties style:font-name="Bookman Old Style" fo:font-size="10pt" style:font-size-asian="10pt" style:font-size-complex="10pt"/>
    </style:style>
    <style:style style:name="P270" style:parent-style-name="Normal" style:family="paragraph">
      <style:text-properties style:font-name="Bookman Old Style" fo:font-size="10pt" style:font-size-asian="10pt" style:font-size-complex="10pt"/>
    </style:style>
    <style:style style:name="P271" style:parent-style-name="Normal" style:family="paragraph">
      <style:paragraph-properties fo:text-align="center" fo:margin-bottom="0.0993in" fo:margin-left="0.0777in" fo:margin-right="0.0027in" fo:text-indent="-0.0069in">
        <style:tab-stops/>
      </style:paragraph-properties>
      <style:text-properties style:font-name="Bookman Old Style" fo:font-style="italic" style:font-style-asian="italic" fo:color="#5B9BD5" fo:font-size="10pt" style:font-size-asian="10pt" style:font-size-complex="10pt"/>
    </style:style>
    <style:style style:name="P272" style:parent-style-name="Normal" style:family="paragraph">
      <style:paragraph-properties fo:text-align="center" fo:margin-bottom="0.0993in" fo:margin-left="0.0777in" fo:margin-right="0.0027in" fo:text-indent="-0.0069in">
        <style:tab-stops/>
      </style:paragraph-properties>
      <style:text-properties style:font-name="Bookman Old Style" fo:font-style="italic" style:font-style-asian="italic" fo:color="#5B9BD5" fo:font-size="10pt" style:font-size-asian="10pt" style:font-size-complex="10pt"/>
    </style:style>
    <style:style style:name="P273" style:parent-style-name="Normal" style:family="paragraph">
      <style:paragraph-properties fo:text-align="center" fo:margin-bottom="0.0993in" fo:margin-left="0.0777in" fo:margin-right="0.0027in" fo:text-indent="-0.0069in">
        <style:tab-stops/>
      </style:paragraph-properties>
      <style:text-properties style:font-name="Bookman Old Style" fo:font-style="italic" style:font-style-asian="italic" fo:color="#5B9BD5" fo:font-size="10pt" style:font-size-asian="10pt" style:font-size-complex="10pt"/>
    </style:style>
    <style:style style:name="P274" style:parent-style-name="Normal" style:family="paragraph">
      <style:paragraph-properties fo:text-align="center" fo:margin-bottom="0.0993in" fo:margin-left="0.0777in" fo:margin-right="0.0027in" fo:text-indent="-0.0069in">
        <style:tab-stops/>
      </style:paragraph-properties>
      <style:text-properties style:font-name="Bookman Old Style" fo:font-style="italic" style:font-style-asian="italic" fo:color="#5B9BD5" fo:font-size="10pt" style:font-size-asian="10pt" style:font-size-complex="10pt"/>
    </style:style>
    <style:style style:name="P275" style:parent-style-name="Normal" style:family="paragraph">
      <style:paragraph-properties fo:text-align="center" fo:margin-bottom="0.0993in" fo:margin-left="0.0777in" fo:margin-right="0.0027in" fo:text-indent="-0.0069in">
        <style:tab-stops/>
      </style:paragraph-properties>
      <style:text-properties style:font-name="Bookman Old Style" fo:font-style="italic" style:font-style-asian="italic" fo:color="#5B9BD5" fo:font-size="10pt" style:font-size-asian="10pt" style:font-size-complex="10pt"/>
    </style:style>
    <style:style style:name="P276" style:parent-style-name="Normal" style:family="paragraph">
      <style:paragraph-properties fo:text-align="center" fo:margin-bottom="0.0993in" fo:margin-left="0.0777in" fo:margin-right="0.0027in" fo:text-indent="-0.0069in">
        <style:tab-stops/>
      </style:paragraph-properties>
      <style:text-properties style:font-name="Bookman Old Style" fo:font-style="italic" style:font-style-asian="italic" fo:color="#5B9BD5" fo:font-size="10pt" style:font-size-asian="10pt" style:font-size-complex="10pt"/>
    </style:style>
    <style:style style:family="graphic" style:name="a6">
      <style:graphic-properties style:vertical-pos="middle"/>
    </style:style>
    <style:style style:family="graphic" style:name="a0">
      <style:graphic-properties draw:fill="solid" draw:fill-color="#5b9bd5" draw:opacity="100%" draw:stroke="none"/>
    </style:style>
    <style:style style:family="graphic" style:name="a7">
      <style:graphic-properties draw:fill="solid" draw:fill-color="#5b9bd5" draw:opacity="100%" draw:stroke="none"/>
    </style:style>
    <style:style style:family="graphic" style:name="a1">
      <style:graphic-properties draw:fill="solid" draw:fill-color="#5b9bd5" draw:opacity="100%" draw:stroke="none"/>
    </style:style>
    <style:style style:family="graphic" style:name="a2">
      <style:graphic-properties style:vertical-pos="middle"/>
    </style:style>
    <style:style style:family="graphic" style:name="a3">
      <style:graphic-properties style:vertical-pos="middle"/>
    </style:style>
    <style:style style:family="graphic" style:name="a4">
      <style:graphic-properties draw:fill="solid" draw:fill-color="#5b9bd5" draw:opacity="100%" draw:stroke="none"/>
    </style:style>
    <style:style style:family="graphic" style:name="a5">
      <style:graphic-properties style:vertical-pos="middle"/>
    </style:style>
  </office:automatic-styles>
  <office:body>
    <office:text text:use-soft-page-breaks="true">
      <text:h text:style-name="P1" text:outline-level="1"/>
      <text:h text:style-name="Heading1" text:outline-level="1"><text:span text:style-name="T20">Question No. 1<text:s/></text:span></text:h>
      <text:list text:style-name="LFO2" text:continue-numbering="true">
        <text:list-item>
          <text:p text:style-name="P21">Why is sampling necessary?</text:p>
        </text:list-item>
      </text:list>
      <text:p text:style-name="P22">It not feasible to gather data, where:</text:p>
      <text:list text:style-name="LFO1" text:continue-numbering="true">
        <text:list-item>
          <text:p text:style-name="P23">Population is immense.</text:p>
        </text:list-item>
        <text:list-item>
          <text:p text:style-name="P24">Population is inaccessible.</text:p>
        </text:list-item>
        <text:list-item>
          <text:p text:style-name="P25">Prohibitive factors are involved.</text:p>
        </text:list-item>
        <text:list-item>
          <text:p text:style-name="P26">Data is needed urgently.</text:p>
        </text:list-item>
      </text:list>
      <text:p text:style-name="P27">Moreover, if you choose to study each member of the population. It would take ages to do so. That’s why sampling technique is necessary as it provides us with representative of the population. In sampling, we try to form a small group from large population while trying to maintain its correspondence with latter. Degree of representativeness is key in sampling and is in direct proportion to its accuracy.</text:p>
      <text:list text:style-name="LFO2" text:continue-numbering="true">
        <text:list-item>
          <text:p text:style-name="P28">What is random sampling? What are the characteristics of a random sample?</text:p>
        </text:list-item>
      </text:list>
      <text:p text:style-name="P29">A simple random sample (SRS) is a preferred way of selecting a sample from a larger population. It involves simply selecting the required number of population members at random.</text:p>
      <text:list text:style-name="LFO3" text:continue-numbering="true">
        <text:list-item>
          <text:p text:style-name="P30">Truly random sample eliminates all bias.</text:p>
        </text:list-item>
        <text:list-item>
          <text:p text:style-name="P31"><text:span text:style-name="T32">Each entity in the population of interest has an equal possibility of selection</text:span><text:span text:style-name="T33">.</text:span></text:p>
        </text:list-item>
        <text:list-item>
          <text:p text:style-name="P34"><text:span text:style-name="T35">High probability of achieving a representative sample.</text:span></text:p>
        </text:list-item>
      </text:list>
      <text:p text:style-name="P36"><text:span text:style-name="T37">The problems of simple random sampling are randomness and size. It is sometimes difficult to obtain a completely random sample. Also, if the population in question is very large, a small sample, no matter how random, does not account for all the diversity in the main population.</text:span><text:span text:style-name="T38"><text:s text:c="41"/></text:span></text:p>
      <text:p text:style-name="P39"><text:span text:style-name="T40"><draw:custom-shape svg:x="0in" svg:y="0in" svg:width="5.10931in" svg:height="0.01in" draw:id="id0" draw:style-name="a0" draw:name="Group 6486"><svg:title/><svg:desc/><draw:enhanced-geometry draw:type="non-primitive" svg:viewBox="0 0 4671949 9144" draw:enhanced-path="M 0 0 L 4671949 0 4671949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71949"/><draw:equation draw:name="f7" draw:formula="?f4 / 9144"/><draw:equation draw:name="f8" draw:formula="0 / ?f6"/><draw:equation draw:name="f9" draw:formula="4671949 / ?f6"/><draw:equation draw:name="f10" draw:formula="0 / ?f7"/><draw:equation draw:name="f11" draw:formula="9144 / ?f7"/></draw:enhanced-geometry></draw:custom-shape></text:span></text:p>
      <text:h text:style-name="P41" text:outline-level="2">Question No. 2</text:h>
      <text:p text:style-name="P42"/>
      <table:table table:style-name="Table43">
        <table:table-columns>
          <table:table-column table:style-name="TableColumn44"/>
          <table:table-column table:style-name="TableColumn45"/>
        </table:table-columns>
        <table:table-row table:style-name="TableRow46">
          <table:table-cell table:style-name="TableCell47">
            <text:h text:style-name="P48" text:outline-level="2">Systematic Sampling</text:h>
          </table:table-cell>
          <table:table-cell table:style-name="TableCell49">
            <text:h text:style-name="P50" text:outline-level="2">Convenience Sampling</text:h>
          </table:table-cell>
        </table:table-row>
        <table:table-row table:style-name="TableRow51">
          <table:table-cell table:style-name="TableCell52">
            <text:p text:style-name="P53"><text:span text:style-name="T54">Technique in which</text:span><text:span text:style-name="T55"> </text:span><text:span text:style-name="T56">sample</text:span><text:span text:style-name="T57"> </text:span><text:span text:style-name="T58">members from a larger population are selected per a</text:span><text:span text:style-name="T59"> </text:span><text:span text:style-name="T60">random</text:span><text:span text:style-name="T61"> </text:span><text:span text:style-name="T62">starting point and a fixed, periodic interval.</text:span></text:p>
            <text:p text:style-name="P63"/>
            <text:p text:style-name="P64">In this sampling technique, each constituting entity of the population under assessment is lined up (grouped). <text:s/>Each group is numbered and randomly common occurring is selected.</text:p>
            <text:p text:style-name="P65"/>
            <text:p text:style-name="P66"><text:span text:style-name="T67">For Instance,</text:span><text:span text:style-name="T68"><text:s/>It involves lining everyone up and numbering off "a,b,c,d; a,b,c,d; etc". When done numbering, all people numbered “b” would be used.</text:span></text:p>
          </table:table-cell>
          <table:table-cell table:style-name="TableCell69">
            <text:p text:style-name="P70"><text:span text:style-name="T71">It is non-probability</text:span><text:span text:style-name="T72"> </text:span><text:span text:style-name="T73">sampling</text:span><text:span text:style-name="T74"> </text:span><text:span text:style-name="T75">technique where subjects are nominated because of their convenient availability and immediacy to the researcher.</text:span></text:p>
            <text:p text:style-name="P76"/>
            <text:p text:style-name="P77"><text:span text:style-name="T78">Convenience sampling is very simple to do, but it's probably the worst technique to use. In convenience sampling, voluntarily available data is used.</text:span><text:span text:style-name="T79"> </text:span></text:p>
            <text:p text:style-name="P80"/>
            <text:p text:style-name="P81"><text:span text:style-name="T82">For instance,<text:s/></text:span><text:span text:style-name="T83">the first people the surveyor runs into.</text:span></text:p>
          </table:table-cell>
        </table:table-row>
      </table:table>
      <text:p text:style-name="P84"/>
      <text:p text:style-name="Normal"><text:span text:style-name="T85"><text:s text:c="24"/></text:span><text:span text:style-name="T86"><draw:custom-shape svg:x="0in" svg:y="0in" svg:width="5.10931in" svg:height="0.01in" draw:id="id1" draw:style-name="a1" draw:name="Group 5"><svg:title/><svg:desc/><draw:enhanced-geometry draw:type="non-primitive" svg:viewBox="0 0 4671949 9144" draw:enhanced-path="M 0 0 L 4671949 0 4671949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71949"/><draw:equation draw:name="f7" draw:formula="?f4 / 9144"/><draw:equation draw:name="f8" draw:formula="0 / ?f6"/><draw:equation draw:name="f9" draw:formula="4671949 / ?f6"/><draw:equation draw:name="f10" draw:formula="0 / ?f7"/><draw:equation draw:name="f11" draw:formula="9144 / ?f7"/></draw:enhanced-geometry></draw:custom-shape></text:span></text:p>
      <text:soft-page-break/>
      <text:h text:style-name="P87" text:outline-level="2">Question No.3</text:h>
      <text:list text:style-name="LFO7" text:continue-numbering="true">
        <text:list-item>
          <text:p text:style-name="P88">What is a sampling frame? Explain, with the help of an example, how poor selection of a sampling frame can introduce bias.</text:p>
        </text:list-item>
      </text:list>
      <text:p text:style-name="Normal"><text:span text:style-name="T89">A</text:span><text:span text:style-name="T90"> </text:span><text:span text:style-name="T91">sampling frame</text:span><text:span text:style-name="T92"> </text:span><text:span text:style-name="T93">is the source from which a</text:span><text:span text:style-name="T94"> </text:span><text:span text:style-name="T95">sample</text:span><text:span text:style-name="T96"> </text:span><text:span text:style-name="T97">is drawn. It is a list of all<text:s/></text:span><text:span text:style-name="T98">stochastic variable</text:span><text:span text:style-name="T99"><text:s/>within a population which can be</text:span><text:span text:style-name="T100"> </text:span><text:span text:style-name="T101">sampled</text:span><text:span text:style-name="T102">, and may include individuals, households, or institutions.</text:span></text:p>
      <text:h text:style-name="P103" text:outline-level="3">Poor Selection of sampling Frame:</text:h>
      <text:p text:style-name="P104">For instance, a sample to study if the people living on Cork Street prefer to travel by bus or Luas. As, there is no Luas Station nearby, so it is convenient and exclusive way to travel by bus. If we take sampling in this scenario, it will be traveling by bus for certain because of the convenience and availability. Thus, poor selection of sampling frame will lead to bias.</text:p>
      <text:p text:style-name="P105"/>
      <text:list text:style-name="LFO7" text:continue-numbering="true">
        <text:list-item>
          <text:p text:style-name="P106"><text:s/></text:p>
        </text:list-item>
      </text:list>
      <table:table table:style-name="Table107">
        <table:table-columns>
          <table:table-column table:style-name="TableColumn108"/>
          <table:table-column table:style-name="TableColumn109"/>
        </table:table-columns>
        <table:table-row table:style-name="TableRow110">
          <table:table-cell table:style-name="TableCell111">
            <text:h text:style-name="Heading2" text:outline-level="2">Population Mean<text:s/></text:h>
          </table:table-cell>
          <table:table-cell table:style-name="TableCell112">
            <text:h text:style-name="Heading2" text:outline-level="2">Sample Mean</text:h>
          </table:table-cell>
        </table:table-row>
        <table:table-row table:style-name="TableRow113">
          <table:table-cell table:style-name="TableCell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able:table-cell>
          <table:table-cell table:style-name="TableCell127">
            <text:p text:style-name="P128"/>
          </table:table-cell>
        </table:table-row>
      </table:table>
      <text:p text:style-name="Normal"/>
      <text:p text:style-name="P129">Question No.4</text:p>
      <text:list text:style-name="LFO5" text:continue-numbering="true">
        <text:list-item>
          <text:p text:style-name="P130">Why is hypothesis testing necessary? What precisely is the objective of a hypothesis test?</text:p>
        </text:list-item>
      </text:list>
      <text:p text:style-name="P131">¨Hypothesis testing is a technique in statistics in which an analyst tests supposition regarding a population parameter. The procedure employed by the analyst depends on the nature of the data used and the reason for the analysis. Hypothesis testing is used to infer the result of a hypothesis performed on sample data from a larger population. ¨</text:p>
      <text:h text:style-name="P132" text:outline-level="3">Objectives of Hypothesis Test</text:h>
      <text:list text:style-name="LFO6" text:continue-numbering="true">
        <text:list-item>
          <text:p text:style-name="P133">The main objective of hypothesis testing is to choose between two competing hypotheses about the value of a population parameter. For example, one hypothesis might claim that the literacy rate of men and women are equal, while the alternative might claim that men make more than women.</text:p>
        </text:list-item>
      </text:list>
      <text:p text:style-name="P134"/>
      <text:list text:style-name="LFO6" text:continue-numbering="true">
        <text:list-item>
          <text:p text:style-name="P135">The hypothesis testing helps in determining the significance of the result. For instance, to determine either a sampling error explainable or there is some underlying change.</text:p>
        </text:list-item>
      </text:list>
      <text:p text:style-name="P136"/>
      <text:h text:style-name="P137" text:outline-level="2">(b) A machine fills packets of peanuts where it is stated on the packet that the mean weight is 40 grams. A random sample of 50 packets is taken and the mean weight is found to be 38.9 grams with a standard deviation of 2 grams. Carry out a significance test at the 5% level.</text:h>
      <text:p text:style-name="P138"/>
      <text:soft-page-break/>
      <text:p text:style-name="P139">N= 50</text:p>
      <text:p text:style-name="P140">4 steps (2-tailed):</text:p>
      <text:p text:style-name="P141"/>
      <text:list text:style-name="LFO4" text:continue-numbering="true">
        <text:list-item>
          <text:p text:style-name="P142">First, state the null and alternative hypotheses:</text:p>
        </text:list-item>
      </text:list>
      <text:p text:style-name="P143"/>
      <text:p text:style-name="P144"><text:span text:style-name="T145"><text:s text:c="19"/></text:span><text:span text:style-name="T146"><text:tab/><text:s text:c="3"/>H</text:span><text:span text:style-name="T147">0</text:span><text:span text:style-name="T148">: µ = 40 grams<text:s/></text:span><text:span text:style-name="T149"><text:tab/></text:span><text:span text:style-name="T150"><text:tab/>(The stated mean μ is 40 grams)</text:span></text:p>
      <text:p text:style-name="Normal"><text:span text:style-name="T151"><text:s text:c="49"/>H</text:span><text:span text:style-name="T152">A</text:span><text:span text:style-name="T153">: µ ≠ 40 grams<text:s/></text:span></text:p>
      <text:list text:style-name="LFO4" text:continue-numbering="true">
        <text:list-item>
          <text:p text:style-name="P154"><text:span text:style-name="T155">Find the standard error of the mean (S</text:span><text:span text:style-name="T156">x</text:span><text:span text:style-name="T157">):</text:span></text:p>
        </text:list-item>
      </text:list>
      <text:p text:style-name="P158"><text:span text:style-name="T159">S</text:span><text:span text:style-name="T160"><text:s/>= <text:s/></text:span><draw:frame draw:style-name="a2" text:anchor-type="as-char" svg:x="0in" svg:y="0in" svg:width="0.17708in" svg:height="0.35417in" style:rel-width="scale" style:rel-height="scale"><draw:object xlink:href="Object 1/" xlink:type="simple" xlink:show="embed" xlink:actuate="onLoad"/></draw:frame><text:span text:style-name="T161"><text:s text:c="6"/></text:span><text:span text:style-name="T162"></text:span><text:span text:style-name="T163"><text:s text:c="7"/>= <text:s/></text:span><draw:frame draw:style-name="a3" text:anchor-type="as-char" svg:x="0in" svg:y="0in" svg:width="0.25in" svg:height="0.35417in" style:rel-width="scale" style:rel-height="scale"><draw:object xlink:href="Object 2/" xlink:type="simple" xlink:show="embed" xlink:actuate="onLoad"/></draw:frame><text:span text:style-name="T164"><text:s/></text:span><text:span text:style-name="T165"></text:span><text:span text:style-name="T166"><text:s text:c="7"/>= 0.2828 <text:s text:c="6"/></text:span></text:p>
      <text:list text:style-name="LFO4" text:continue-numbering="true">
        <text:list-item>
          <text:p text:style-name="P167"><text:span text:style-name="T168"><text:s/></text:span><text:span text:style-name="T169">The acceptance range is:</text:span></text:p>
        </text:list-item>
      </text:list>
      <text:p text:style-name="P170"><text:span text:style-name="T171"><text:s text:c="2"/>40 ± 0.2828 * 1.96<text:s/></text:span><text:span text:style-name="T172"></text:span><text:span text:style-name="T173"><text:s text:c="2"/>40 ± 0.5542</text:span></text:p>
      <text:list text:style-name="LFO4" text:continue-numbering="true">
        <text:list-item>
          <text:p text:style-name="P174">Conclusion:</text:p>
        </text:list-item>
      </text:list>
      <text:p text:style-name="P175"><text:s/>The sample mean at 40 grams is greater than this figure and as such is outside the acceptance zone in a one-tailed test at 5% significance.</text:p>
      <text:p text:style-name="P176"/>
      <text:p text:style-name="P177"/>
      <text:p text:style-name="ListParagraph"><text:span text:style-name="T178"><text:s/>==&gt;<text:s/></text:span><text:span text:style-name="T179">Reject the null hypothesis and accept HA: μ ≠ 40grams.</text:span></text:p>
      <text:p text:style-name="P180"><text:span text:style-name="T181"><draw:custom-shape svg:x="0in" svg:y="0in" svg:width="5.10931in" svg:height="0.01in" draw:id="id2" draw:style-name="a4" draw:name="Group 3"><svg:title/><svg:desc/><draw:enhanced-geometry draw:type="non-primitive" svg:viewBox="0 0 4671949 9144" draw:enhanced-path="M 0 0 L 4671949 0 4671949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71949"/><draw:equation draw:name="f7" draw:formula="?f4 / 9144"/><draw:equation draw:name="f8" draw:formula="0 / ?f6"/><draw:equation draw:name="f9" draw:formula="4671949 / ?f6"/><draw:equation draw:name="f10" draw:formula="0 / ?f7"/><draw:equation draw:name="f11" draw:formula="9144 / ?f7"/></draw:enhanced-geometry></draw:custom-shape></text:span></text:p>
      <text:h text:style-name="P182" text:outline-level="2"/>
      <text:h text:style-name="P183" text:outline-level="2"/>
      <text:p text:style-name="P184"><text:s/></text:p>
      <text:soft-page-break/>
      <text:h text:style-name="P185" text:outline-level="2">Question No.5</text:h>
      <text:h text:style-name="P195" text:outline-level="2"><text:span text:style-name="T196">(a). <text:s/></text:span><text:span text:style-name="T197">In relation to significance testing, what is a one-tailed test? Give an example of where a one-tailed test might be used.</text:span><text:span text:style-name="T198"><text:s/></text:span></text:h>
      <text:p text:style-name="P199"/>
      <text:p text:style-name="Normal"><text:span text:style-name="T200"><text:s text:c="7"/>A test of a</text:span><text:span text:style-name="T201"> </text:span><text:a xlink:href="http://stattrek.com/Help/Glossary.aspx?Target=Statistical_hypothesis" office:target-frame-name="_top" xlink:show="replace"><text:span text:style-name="T202">statistical hypothesis</text:span><text:span text:style-name="T203"> </text:span></text:a><text:span text:style-name="T204">, where the</text:span><text:span text:style-name="T205"> </text:span><text:a xlink:href="http://stattrek.com/Help/Glossary.aspx?Target=Region_of_rejection" office:target-frame-name="_top" xlink:show="replace"><text:span text:style-name="T206">region of rejection (critical area)</text:span><text:span text:style-name="T207"> </text:span></text:a><text:span text:style-name="T208">is on only one side of the</text:span><text:span text:style-name="T209"> </text:span><text:a xlink:href="http://stattrek.com/Help/Glossary.aspx?Target=Sampling_distribution" office:target-frame-name="_top" xlink:show="replace"><text:span text:style-name="T210">sampling distribution</text:span><text:span text:style-name="T211"> </text:span></text:a><text:span text:style-name="T212">, is called a one-tailed test. That means, all the values of the alpha to test statistical significance is in one direction. Moreover,</text:span><text:span text:style-name="T213"> it</text:span><text:span text:style-name="T214"><text:s/>is either greater than or less than a certain value, but not both.</text:span><text:span text:style-name="T215"><text:s/>The one-tailed test provides more power to detect an effect in one direction by not testing the effect in the other direction.</text:span></text:p>
      <text:p text:style-name="P216">One-tailed test provides more power to detect an effect, you may be tempted to use a one-tailed test whenever you have a hypothesis about the direction of an effect. Imagine you have developed a new medicine that you trust is an improvement over an existing drug.  You wish to maximize your ability to detect the improvement, so you opt for a one-tailed test.<text:s/></text:p>
      <text:p text:style-name="P217">If you consider the consequences of missing an effect in the untested direction and conclude that they are negligible and in no way irresponsible or unethical, then you can proceed with a one-tailed test. For example, imagine again that you have developed a new drug. It is cheaper than the existing drug and, you believe, no less effective.  In testing this drug, you are only interested in testing if it less effective than the existing drug.  You do not care if it is significantly more effective.  You only wish to show that it is not less effective. In this scenario, a one-tailed test would be appropriate.</text:p>
      <text:p text:style-name="P218"/>
      <text:p text:style-name="P219"/>
      <text:h text:style-name="P220" text:outline-level="2">(b) A car manufacturer claims that its cars can travel 9 kilometres per litre of fuel. Test runs with 90 cars result in an average distance travelled per litre of fuel of only 8.2 kilometres, with a standard deviation of 2.5 kilometres. Carry out a one tailed test at the 5% level to test the manufacturers claim.</text:h>
      <text:p text:style-name="P221">n = 90</text:p>
      <text:p text:style-name="P222">4 steps (1-tailed):</text:p>
      <text:p text:style-name="P223"/>
      <text:list text:style-name="LFO9" text:continue-numbering="true">
        <text:list-item>
          <text:p text:style-name="P224">First, state the null and alternative hypotheses:</text:p>
        </text:list-item>
      </text:list>
      <text:p text:style-name="P225"/>
      <text:p text:style-name="P226"><text:span text:style-name="T227">H</text:span><text:span text:style-name="T228">0</text:span><text:span text:style-name="T229">: µ = 9 km/L<text:s/></text:span><text:span text:style-name="T230"><text:tab/></text:span><text:span text:style-name="T231"><text:tab/>(The stated mean μ is 9km/L)</text:span></text:p>
      <text:p text:style-name="Normal"><text:span text:style-name="T232"><text:s text:c="35"/>H</text:span><text:span text:style-name="T233">A</text:span><text:span text:style-name="T234">: µ ≠ 9 km/L</text:span></text:p>
      <text:list text:style-name="LFO9" text:continue-numbering="true">
        <text:list-item>
          <text:p text:style-name="P235"><text:span text:style-name="T236">Find the standard error of the mean (S</text:span><text:span text:style-name="T237">x</text:span><text:span text:style-name="T238">):</text:span></text:p>
        </text:list-item>
      </text:list>
      <text:p text:style-name="P239"><text:span text:style-name="T240">S</text:span><text:span text:style-name="T241"><text:s/>= <text:s/></text:span><draw:frame draw:style-name="a5" text:anchor-type="as-char" svg:x="0in" svg:y="0in" svg:width="0.17708in" svg:height="0.35417in" style:rel-width="scale" style:rel-height="scale"><draw:object xlink:href="Object 3/" xlink:type="simple" xlink:show="embed" xlink:actuate="onLoad"/></draw:frame><text:span text:style-name="T242"><text:s text:c="6"/></text:span><text:span text:style-name="T243"></text:span><text:span text:style-name="T244"><text:s text:c="7"/>= <text:s/></text:span><draw:frame draw:style-name="a6" text:anchor-type="as-char" svg:x="0in" svg:y="0in" svg:width="0.25in" svg:height="0.35417in" style:rel-width="scale" style:rel-height="scale"><draw:object xlink:href="Object 4/" xlink:type="simple" xlink:show="embed" xlink:actuate="onLoad"/></draw:frame><text:span text:style-name="T245"><text:s/></text:span><text:span text:style-name="T246"></text:span><text:span text:style-name="T247"><text:s text:c="7"/>= 0.2635 <text:s text:c="6"/></text:span></text:p>
      <text:list text:style-name="LFO9" text:continue-numbering="true">
        <text:list-item>
          <text:p text:style-name="P248"><text:span text:style-name="T249"><text:s/></text:span><text:span text:style-name="T250">The acceptance range is:</text:span></text:p>
        </text:list-item>
      </text:list>
      <text:p text:style-name="P251"><text:span text:style-name="T252"><text:s/>9 – [0.2635 * 1.645] <text:s/></text:span><text:span text:style-name="T253"></text:span><text:span text:style-name="T254"><text:s text:c="2"/>8.56</text:span></text:p>
      <text:soft-page-break/>
      <text:list text:style-name="LFO9" text:continue-numbering="true">
        <text:list-item>
          <text:p text:style-name="P255">Conclusion:</text:p>
        </text:list-item>
      </text:list>
      <text:p text:style-name="P256"><text:s/>The sample mean at 9km/L is greater less than this figure and as such is outside the acceptance zone in a one-tailed test at 5% significance.</text:p>
      <text:p text:style-name="P257"/>
      <text:p text:style-name="P258"/>
      <text:p text:style-name="ListParagraph"><text:span text:style-name="T259"><text:s text:c="29"/>==&gt;<text:s/></text:span><text:span text:style-name="T260">Reject the null hypothesis and accept HA: μ ≠ 9 km/L.</text:span></text:p>
      <text:p text:style-name="P261"><text:s/></text:p>
      <text:p text:style-name="P262"><text:span text:style-name="T263"><text:s text:c="20"/></text:span><text:span text:style-name="T264"><draw:custom-shape svg:x="0in" svg:y="0in" svg:width="5.10931in" svg:height="0.01in" draw:id="id3" draw:style-name="a7" draw:name="Group 1"><svg:title/><svg:desc/><draw:enhanced-geometry draw:type="non-primitive" svg:viewBox="0 0 4671949 9144" draw:enhanced-path="M 0 0 L 4671949 0 4671949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71949"/><draw:equation draw:name="f7" draw:formula="?f4 / 9144"/><draw:equation draw:name="f8" draw:formula="0 / ?f6"/><draw:equation draw:name="f9" draw:formula="4671949 / ?f6"/><draw:equation draw:name="f10" draw:formula="0 / ?f7"/><draw:equation draw:name="f11" draw:formula="9144 / ?f7"/></draw:enhanced-geometry></draw:custom-shape></text:span></text:p>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Bookman Old Style" svg:font-family="Bookman Old Style" style:font-family-generic="roman" style:font-pitch="variable" svg:panose-1="2 5 6 4 5 5 5 2 2 4"/>
    <style:font-face style:name="Arial" svg:font-family="Arial" style:font-family-generic="swiss" style:font-pitch="variable" svg:panose-1="2 11 6 4 2 2 2 2 2 4"/>
    <style:font-face style:name="Helvetica" svg:font-family="Helvetica" style:font-family-generic="swiss" style:font-pitch="variable" svg:panose-1="2 11 6 4 2 2 2 2 2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5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Normal" style:display-name="Normal" style:family="paragraph">
      <style:paragraph-properties fo:line-height="107%"/>
      <style:text-properties style:font-name="Calibri" style:font-name-asian="Calibri" style:font-name-complex="Calibri" fo:color="#000000" style:language-asian="en" style:country-asian="GB"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language-asian="en" style:country-asian="GB"/>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language-asian="en" style:country-asian="GB"/>
    </style:style>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language-asian="en" style:country-asian="GB"/>
    </style:style>
    <style:style style:name="NoSpacing" style:display-name="No Spacing" style:family="paragraph">
      <style:paragraph-properties fo:margin-bottom="0in" fo:line-height="100%"/>
      <style:text-properties style:font-name="Calibri" style:font-name-asian="Calibri" style:font-name-complex="Calibri" fo:color="#000000" style:language-asian="en" style:country-asian="GB"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Strong" style:display-name="Strong" style:family="text" style:parent-style-name="DefaultParagraphFont">
      <style:text-properties fo:font-weight="bold" style:font-weight-asian="bold" style:font-weight-complex="bold"/>
    </style:style>
    <style:style style:name="apple-converted-space" style:display-name="apple-converted-space"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use-window-font-color="true"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0312in" text:min-label-width="0.25in" text:list-level-position-and-space-mode="label-alignment">
          <style:list-level-label-alignment text:label-followed-by="listtab" fo:margin-left="0.2812in" fo:text-indent="-0.25in"/>
        </style:list-level-properties>
      </text:list-level-style-number>
      <text:list-level-style-number text:level="2" style:num-suffix="." style:num-format="a" style:num-letter-sync="true">
        <style:list-level-properties text:space-before="0.5312in" text:min-label-width="0.25in" text:list-level-position-and-space-mode="label-alignment">
          <style:list-level-label-alignment text:label-followed-by="listtab" fo:margin-left="0.7812in" fo:text-indent="-0.25in"/>
        </style:list-level-properties>
      </text:list-level-style-number>
      <text:list-level-style-number text:level="3" style:num-suffix="." style:num-format="i">
        <style:list-level-properties fo:text-align="end" text:space-before="1.1562in" text:min-label-width="0.125in" text:list-level-position-and-space-mode="label-alignment">
          <style:list-level-label-alignment text:label-followed-by="listtab" fo:margin-left="1.2812in" fo:text-indent="-0.125in"/>
        </style:list-level-properties>
      </text:list-level-style-number>
      <text:list-level-style-number text:level="4" style:num-suffix="." style:num-format="1">
        <style:list-level-properties text:space-before="1.5312in" text:min-label-width="0.25in" text:list-level-position-and-space-mode="label-alignment">
          <style:list-level-label-alignment text:label-followed-by="listtab" fo:margin-left="1.7812in" fo:text-indent="-0.25in"/>
        </style:list-level-properties>
      </text:list-level-style-number>
      <text:list-level-style-number text:level="5" style:num-suffix="." style:num-format="a" style:num-letter-sync="true">
        <style:list-level-properties text:space-before="2.0312in" text:min-label-width="0.25in" text:list-level-position-and-space-mode="label-alignment">
          <style:list-level-label-alignment text:label-followed-by="listtab" fo:margin-left="2.2812in" fo:text-indent="-0.25in"/>
        </style:list-level-properties>
      </text:list-level-style-number>
      <text:list-level-style-number text:level="6" style:num-suffix="." style:num-format="i">
        <style:list-level-properties fo:text-align="end" text:space-before="2.6562in" text:min-label-width="0.125in" text:list-level-position-and-space-mode="label-alignment">
          <style:list-level-label-alignment text:label-followed-by="listtab" fo:margin-left="2.7812in" fo:text-indent="-0.125in"/>
        </style:list-level-properties>
      </text:list-level-style-number>
      <text:list-level-style-number text:level="7" style:num-suffix="." style:num-format="1">
        <style:list-level-properties text:space-before="3.0312in" text:min-label-width="0.25in" text:list-level-position-and-space-mode="label-alignment">
          <style:list-level-label-alignment text:label-followed-by="listtab" fo:margin-left="3.2812in" fo:text-indent="-0.25in"/>
        </style:list-level-properties>
      </text:list-level-style-number>
      <text:list-level-style-number text:level="8" style:num-suffix="." style:num-format="a" style:num-letter-sync="true">
        <style:list-level-properties text:space-before="3.5312in" text:min-label-width="0.25in" text:list-level-position-and-space-mode="label-alignment">
          <style:list-level-label-alignment text:label-followed-by="listtab" fo:margin-left="3.7812in" fo:text-indent="-0.25in"/>
        </style:list-level-properties>
      </text:list-level-style-number>
      <text:list-level-style-number text:level="9" style:num-suffix="." style:num-format="i">
        <style:list-level-properties fo:text-align="end" text:space-before="4.1562in" text:min-label-width="0.125in" text:list-level-position-and-space-mode="label-alignment">
          <style:list-level-label-alignment text:label-followed-by="listtab" fo:margin-left="4.2812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prefix="("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prefix="(" style:num-suffix=")" style:num-format="a" style:num-letter-sync="true">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prefix="("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062in" fo:margin-left="0.525in" fo:margin-bottom="0.5in" fo:margin-right="0.5618in" style:num-format="1" style:writing-mode="lr-tb">
        <style:footnote-sep style:width="0.007in" style:rel-width="33%" style:color="#000000" style:line-style="solid" style:adjustment="left"/>
      </style:page-layout-properties>
      <style:header-style>
        <style:header-footer-properties style:dynamic-spacing="true" fo:min-height="0.3395in"/>
      </style:header-style>
      <style:footer-style>
        <style:header-footer-properties style:dynamic-spacing="true" fo:min-height="0.7006in"/>
      </style:footer-style>
    </style:page-layout>
    <style:style style:name="TableColumn3" style:family="table-column">
      <style:table-column-properties style:column-width="1in"/>
    </style:style>
    <style:style style:name="Table2" style:family="table">
      <style:table-properties style:width="1in" fo:margin-left="0in" table:align="left"/>
    </style:style>
    <style:style style:name="TableRow4" style:family="table-row">
      <style:table-row-properties style:min-row-height="0.1868in"/>
    </style:style>
    <style:style style:name="TableCell5" style:family="table-cell">
      <style:table-cell-properties fo:border="none" fo:background-color="#A9D18E" style:writing-mode="lr-tb" fo:padding-top="0.0305in" fo:padding-left="0.0798in" fo:padding-bottom="0in" fo:padding-right="0.0652in"/>
    </style:style>
    <style:style style:name="P6" style:parent-style-name="Normal" style:family="paragraph">
      <style:paragraph-properties fo:text-align="end" fo:margin-bottom="0in" fo:margin-right="0.034in"/>
    </style:style>
    <style:style style:name="T7" style:parent-style-name="DefaultParagraphFont" style:family="text">
      <style:text-properties fo:color="#FFFFFF"/>
    </style:style>
    <style:style style:name="T8" style:parent-style-name="DefaultParagraphFont" style:family="text">
      <style:text-properties fo:color="#FFFFFF"/>
    </style:style>
    <style:style style:name="P9" style:parent-style-name="Normal" style:family="paragraph">
      <style:paragraph-properties fo:text-align="end" fo:margin-bottom="0in" fo:margin-right="0.7152in"/>
    </style:style>
    <style:style style:name="P10" style:parent-style-name="Normal" style:family="paragraph">
      <style:paragraph-properties fo:margin-bottom="0in" fo:margin-left="0.475in">
        <style:tab-stops/>
      </style:paragraph-properties>
    </style:style>
    <style:style style:name="TableColumn12" style:family="table-column">
      <style:table-column-properties style:column-width="1in"/>
    </style:style>
    <style:style style:name="Table11" style:family="table">
      <style:table-properties style:width="1in" fo:margin-left="0in" table:align="left"/>
    </style:style>
    <style:style style:name="TableRow13" style:family="table-row">
      <style:table-row-properties style:min-row-height="0.1868in"/>
    </style:style>
    <style:style style:name="TableCell14" style:family="table-cell">
      <style:table-cell-properties fo:border="none" fo:background-color="#A9D18E" style:writing-mode="lr-tb" fo:padding-top="0.0305in" fo:padding-left="0.0798in" fo:padding-bottom="0in" fo:padding-right="0.0652in"/>
    </style:style>
    <style:style style:name="P15" style:parent-style-name="Normal" style:family="paragraph">
      <style:paragraph-properties fo:text-align="end" fo:margin-bottom="0in" fo:margin-right="0.034in"/>
    </style:style>
    <style:style style:name="T16" style:parent-style-name="DefaultParagraphFont" style:family="text">
      <style:text-properties fo:color="#FFFFFF"/>
    </style:style>
    <style:style style:name="T17" style:parent-style-name="DefaultParagraphFont" style:family="text">
      <style:text-properties fo:color="#FFFFFF"/>
    </style:style>
    <style:style style:name="P18" style:parent-style-name="Normal" style:family="paragraph">
      <style:paragraph-properties fo:margin-bottom="0in" fo:margin-left="0.575in">
        <style:tab-stops/>
      </style:paragraph-properties>
    </style:style>
    <style:style style:name="P19" style:parent-style-name="Normal" style:family="paragraph">
      <style:paragraph-properties fo:margin-bottom="0in" fo:margin-left="0.475in">
        <style:tab-stops/>
      </style:paragraph-properties>
    </style:style>
    <style:page-layout style:name="PL1">
      <style:page-layout-properties fo:page-width="8.268in" fo:page-height="11.693in" style:print-orientation="portrait" fo:margin-top="0.4062in" fo:margin-left="1in" fo:margin-bottom="0.5in" fo:margin-right="1.0687in" style:num-format="1" style:writing-mode="lr-tb">
        <style:footnote-sep style:width="0.007in" style:rel-width="33%" style:color="#000000" style:line-style="solid" style:adjustment="left"/>
      </style:page-layout-properties>
      <style:header-style>
        <style:header-footer-properties style:dynamic-spacing="true" fo:min-height="0.7791in"/>
      </style:header-style>
      <style:footer-style>
        <style:header-footer-properties style:dynamic-spacing="true" fo:min-height="1.1347in"/>
      </style:footer-style>
    </style:page-layout>
    <style:style style:name="TableColumn187" style:family="table-column">
      <style:table-column-properties style:column-width="1in"/>
    </style:style>
    <style:style style:name="Table186" style:family="table">
      <style:table-properties style:width="1in" fo:margin-left="0in" table:align="left"/>
    </style:style>
    <style:style style:name="TableRow188" style:family="table-row">
      <style:table-row-properties style:min-row-height="0.1868in"/>
    </style:style>
    <style:style style:name="TableCell189" style:family="table-cell">
      <style:table-cell-properties fo:border="none" fo:background-color="#A9D18E" style:writing-mode="lr-tb" fo:padding-top="0.0305in" fo:padding-left="0.0798in" fo:padding-bottom="0in" fo:padding-right="0.0652in"/>
    </style:style>
    <style:style style:name="P190" style:parent-style-name="Normal" style:family="paragraph">
      <style:paragraph-properties fo:text-align="end" fo:margin-bottom="0in" fo:margin-right="0.034in"/>
    </style:style>
    <style:style style:name="T191" style:parent-style-name="DefaultParagraphFont" style:family="text">
      <style:text-properties fo:color="#FFFFFF"/>
    </style:style>
    <style:style style:name="T192" style:parent-style-name="DefaultParagraphFont" style:family="text">
      <style:text-properties fo:color="#FFFFFF"/>
    </style:style>
    <style:style style:name="P193" style:parent-style-name="Normal" style:family="paragraph">
      <style:paragraph-properties fo:margin-bottom="0in" fo:margin-left="0.1in">
        <style:tab-stops/>
      </style:paragraph-properties>
    </style:style>
    <style:style style:name="P194" style:parent-style-name="Normal" style:family="paragraph">
      <style:paragraph-properties fo:margin-bottom="0in"/>
    </style:style>
  </office:automatic-styles>
  <office:master-styles>
    <style:master-page style:name="MP0" style:page-layout-name="PL0">
      <style:header>
        <table:table table:style-name="Table2">
          <table:table-columns>
            <table:table-column table:style-name="TableColumn3"/>
          </table:table-columns>
          <table:table-row table:style-name="TableRow4">
            <table:table-cell table:style-name="TableCell5">
              <text:p text:style-name="P6"><text:span text:style-name="T7"><text:page-number text:fixed="false">3</text:page-number></text:span><text:span text:style-name="T8"><text:s/></text:span></text:p>
            </table:table-cell>
          </table:table-row>
        </table:table>
        <text:p text:style-name="P9">Prob. &amp; Stat.(Worksheet-01) <text:s text:c="90"/>2875170 (2016) <text:s text:c="8"/></text:p>
        <text:p text:style-name="P10"><text:s/></text:p>
      </style:header>
    </style:master-page>
    <style:master-page style:next-style-name="MP0" style:name="MPF0" style:page-layout-name="PL0">
      <style:header>
        <table:table table:style-name="Table11">
          <table:table-columns>
            <table:table-column table:style-name="TableColumn12"/>
          </table:table-columns>
          <table:table-row table:style-name="TableRow13">
            <table:table-cell table:style-name="TableCell14">
              <text:p text:style-name="P15"><text:span text:style-name="T16"><text:page-number text:fixed="false">1</text:page-number></text:span><text:span text:style-name="T17"><text:s/></text:span></text:p>
            </table:table-cell>
          </table:table-row>
        </table:table>
        <text:p text:style-name="P18">Prob. &amp; Stat.(Worksheet-01) <text:s text:c="52"/><text:s text:c="38"/>2875170 (2016) <text:s text:c="8"/></text:p>
        <text:p text:style-name="P19"><text:s/></text:p>
      </style:header>
    </style:master-page>
    <style:master-page style:name="MP1" style:page-layout-name="PL1">
      <style:header>
        <table:table table:style-name="Table186">
          <table:table-columns>
            <table:table-column table:style-name="TableColumn187"/>
          </table:table-columns>
          <table:table-row table:style-name="TableRow188">
            <table:table-cell table:style-name="TableCell189">
              <text:p text:style-name="P190"><text:span text:style-name="T191"><text:page-number text:fixed="false">5</text:page-number></text:span><text:span text:style-name="T192"><text:s/></text:span></text:p>
            </table:table-cell>
          </table:table-row>
        </table:table>
        <text:p text:style-name="P193">Prob. &amp; Stat.(Worksheet-01) <text:s text:c="90"/>2875170 (2016) <text:s text:c="8"/></text:p>
        <text:p text:style-name="P194"><text:s/></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nish ali</meta:initial-creator>
    <dc:creator>danish ali</dc:creator>
    <meta:creation-date>2016-12-11T10:46:00Z</meta:creation-date>
    <dc:date>2016-12-11T10:47:00Z</dc:date>
    <meta:template xlink:href="Normal.dotm" xlink:type="simple"/>
    <meta:editing-cycles>2</meta:editing-cycles>
    <meta:editing-duration>PT60S</meta:editing-duration>
    <meta:document-statistic meta:page-count="5" meta:paragraph-count="15" meta:word-count="1147" meta:character-count="7673" meta:row-count="54" meta:non-whitespace-character-count="6541"/>
  </office:meta>
</office:document-meta>
</file>

<file path=Object 1/content.xml><?xml version="1.0" encoding="utf-8"?>
<mml:math xmlns:mml="http://www.w3.org/1998/Math/MathML" xmlns:m="http://schemas.openxmlformats.org/officeDocument/2006/math">
  <mml:mfrac>
    <mml:mrow>
      <mml:mi>S</mml:mi>
    </mml:mrow>
    <mml:mrow>
      <mml:msqrt>
        <mml:mi>n</mml:mi>
      </mml:msqrt>
    </mml:mrow>
  </mml:mfrac>
</mml:math>
</file>

<file path=Object 2/content.xml><?xml version="1.0" encoding="utf-8"?>
<mml:math xmlns:mml="http://www.w3.org/1998/Math/MathML" xmlns:m="http://schemas.openxmlformats.org/officeDocument/2006/math">
  <mml:mfrac>
    <mml:mrow>
      <mml:mn>2</mml:mn>
    </mml:mrow>
    <mml:mrow>
      <mml:msqrt>
        <mml:mn>50</mml:mn>
      </mml:msqrt>
    </mml:mrow>
  </mml:mfrac>
</mml:math>
</file>

<file path=Object 3/content.xml><?xml version="1.0" encoding="utf-8"?>
<mml:math xmlns:mml="http://www.w3.org/1998/Math/MathML" xmlns:m="http://schemas.openxmlformats.org/officeDocument/2006/math">
  <mml:mfrac>
    <mml:mrow>
      <mml:mi>S</mml:mi>
    </mml:mrow>
    <mml:mrow>
      <mml:msqrt>
        <mml:mi>n</mml:mi>
      </mml:msqrt>
    </mml:mrow>
  </mml:mfrac>
</mml:math>
</file>

<file path=Object 4/content.xml><?xml version="1.0" encoding="utf-8"?>
<mml:math xmlns:mml="http://www.w3.org/1998/Math/MathML" xmlns:m="http://schemas.openxmlformats.org/officeDocument/2006/math">
  <mml:mfrac>
    <mml:mrow>
      <mml:mn>2.5</mml:mn>
    </mml:mrow>
    <mml:mrow>
      <mml:msqrt>
        <mml:mn>90</mml:mn>
      </mml:msqrt>
    </mml:mrow>
  </mml:mfrac>
</mml:math>
</file>